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ato" svg:font-family="Lato, sans-serif"/>
    <style:font-face style:name="Lohit Devanagari2" svg:font-family="'Lohit Devanagari'"/>
    <style:font-face style:name="Roboto Mono" svg:font-family="'Roboto Mono', monospace"/>
    <style:font-face style:name="Roboto" svg:font-family="Roboto, 'Trebuchet MS', 'Lucida Sans Unicode', 'Lucida Grande', 'Lucida Sans', Arial, sans-serif"/>
    <style:font-face style:name="SFMono-Regular4" svg:font-family="SFMono-Regular, Consolas"/>
    <style:font-face style:name="SFMono-Regular" svg:font-family="SFMono-Regular, Consolas, 'Liberation Mono', Menlo, Courier, monospace"/>
    <style:font-face style:name="SFMono-Regular2" svg:font-family="SFMono-Regular, Consolas, 'Liberation Mono', Menlo, monospace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ato1" svg:font-family="Lato, sans-serif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Roboto Mono1" svg:font-family="'Roboto Mono', monospace" style:font-pitch="variable"/>
    <style:font-face style:name="SFMono-Regular1" svg:font-family="SFMono-Regular, Consolas" style:font-pitch="variable"/>
    <style:font-face style:name="Liberation Mono1" svg:font-family="'Liberation Mono', 'Courier New'" style:font-family-generic="modern" style:font-pitch="variable"/>
    <style:font-face style:name="Noto Serif CJK SC" svg:font-family="'Noto Serif CJK SC'" style:font-family-generic="modern" style:font-pitch="variable"/>
    <style:font-face style:name="Liberation Serif" svg:font-family="'Liberation Serif'" style:font-family-generic="roman" style:font-pitch="variable"/>
    <style:font-face style:name="SFMono-Regular3" svg:font-family="SFMono-Regular, Consolas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none" officeooo:rsid="001a33f9" officeooo:paragraph-rsid="001a33f9"/>
    </style:style>
    <style:style style:name="P2" style:family="paragraph" style:parent-style-name="Preformatted_20_Text">
      <style:text-properties style:font-name="Liberation Serif" fo:font-size="12pt" style:text-underline-style="none" officeooo:rsid="001aa9ec" officeooo:paragraph-rsid="001aa9ec" style:font-size-asian="12pt" style:font-size-complex="12pt"/>
    </style:style>
    <style:style style:name="P3" style:family="paragraph" style:parent-style-name="Preformatted_20_Text">
      <style:text-properties style:font-name="Liberation Serif" fo:font-size="12pt" style:text-underline-style="none" officeooo:rsid="001aa9ec" officeooo:paragraph-rsid="00204fdd" style:font-size-asian="12pt" style:font-size-complex="12pt"/>
    </style:style>
    <style:style style:name="P4" style:family="paragraph" style:parent-style-name="Preformatted_20_Text">
      <style:text-properties style:font-name="Liberation Serif" fo:font-size="12pt" style:text-underline-style="none" officeooo:rsid="001aa9ec" officeooo:paragraph-rsid="002415d3" style:font-size-asian="12pt" style:font-size-complex="12pt"/>
    </style:style>
    <style:style style:name="P5" style:family="paragraph" style:parent-style-name="Preformatted_20_Text">
      <style:text-properties style:font-name="Liberation Serif" fo:font-size="12pt" style:text-underline-style="none" officeooo:rsid="001aa9ec" officeooo:paragraph-rsid="003fd6ca" style:font-size-asian="12pt" style:font-size-complex="12pt"/>
    </style:style>
    <style:style style:name="P6" style:family="paragraph" style:parent-style-name="Preformatted_20_Text">
      <style:text-properties style:font-name="Liberation Serif" fo:font-size="12pt" style:text-underline-style="none" officeooo:rsid="001aa9ec" officeooo:paragraph-rsid="001a33f9" style:font-size-asian="12pt" style:font-size-complex="12pt"/>
    </style:style>
    <style:style style:name="P7" style:family="paragraph" style:parent-style-name="Preformatted_20_Text">
      <style:text-properties style:font-name="Liberation Serif" fo:font-size="12pt" style:text-underline-style="none" officeooo:rsid="00204fdd" officeooo:paragraph-rsid="00204fdd" style:font-size-asian="12pt" style:font-size-complex="12pt"/>
    </style:style>
    <style:style style:name="P8" style:family="paragraph" style:parent-style-name="Preformatted_20_Text">
      <style:text-properties style:font-name="Liberation Serif" fo:font-size="12pt" style:text-underline-style="none" officeooo:rsid="002415d3" officeooo:paragraph-rsid="002415d3" style:font-size-asian="12pt" style:font-size-complex="12pt"/>
    </style:style>
    <style:style style:name="P9" style:family="paragraph" style:parent-style-name="Preformatted_20_Text">
      <style:text-properties style:font-name="Liberation Serif" fo:font-size="12pt" style:text-underline-style="none" officeooo:rsid="0025cecf" officeooo:paragraph-rsid="0025cecf" style:font-size-asian="12pt" style:font-size-complex="12pt"/>
    </style:style>
    <style:style style:name="P10" style:family="paragraph" style:parent-style-name="Preformatted_20_Text">
      <style:text-properties style:font-name="Liberation Serif" fo:font-size="12pt" style:text-underline-style="none" officeooo:rsid="0025cecf" officeooo:paragraph-rsid="01015758" style:font-size-asian="12pt" style:font-size-complex="12pt"/>
    </style:style>
    <style:style style:name="P11" style:family="paragraph" style:parent-style-name="Preformatted_20_Text">
      <style:text-properties style:font-name="Liberation Serif" fo:font-size="12pt" style:text-underline-style="none" officeooo:rsid="0027a37f" officeooo:paragraph-rsid="0027a37f" style:font-size-asian="12pt" style:font-size-complex="12pt"/>
    </style:style>
    <style:style style:name="P12" style:family="paragraph" style:parent-style-name="Preformatted_20_Text">
      <style:text-properties style:font-name="Liberation Serif" fo:font-size="12pt" style:text-underline-style="none" officeooo:rsid="0027a37f" officeooo:paragraph-rsid="00fcd0e1" style:font-size-asian="12pt" style:font-size-complex="12pt"/>
    </style:style>
    <style:style style:name="P13" style:family="paragraph" style:parent-style-name="Preformatted_20_Text">
      <style:text-properties style:font-name="Liberation Serif" fo:font-size="12pt" style:text-underline-style="none" officeooo:rsid="0027a37f" officeooo:paragraph-rsid="00ff30d4" style:font-size-asian="12pt" style:font-size-complex="12pt"/>
    </style:style>
    <style:style style:name="P14" style:family="paragraph" style:parent-style-name="Preformatted_20_Text">
      <style:text-properties style:font-name="Liberation Serif" fo:font-size="12pt" style:text-underline-style="none" officeooo:rsid="002a42e7" officeooo:paragraph-rsid="002a42e7" style:font-size-asian="12pt" style:font-size-complex="12pt"/>
    </style:style>
    <style:style style:name="P15" style:family="paragraph" style:parent-style-name="Preformatted_20_Text">
      <style:text-properties style:font-name="Liberation Serif" fo:font-size="12pt" style:text-underline-style="none" officeooo:rsid="007acba0" officeooo:paragraph-rsid="007acba0" style:font-size-asian="12pt" style:font-size-complex="12pt"/>
    </style:style>
    <style:style style:name="P16" style:family="paragraph" style:parent-style-name="Preformatted_20_Text">
      <style:text-properties style:font-name="Liberation Serif" fo:font-size="12pt" style:text-underline-style="none" officeooo:rsid="007afc92" officeooo:paragraph-rsid="007afc92" style:font-size-asian="12pt" style:font-size-complex="12pt"/>
    </style:style>
    <style:style style:name="P17" style:family="paragraph" style:parent-style-name="Preformatted_20_Text">
      <style:text-properties style:font-name="Liberation Serif" fo:font-size="12pt" style:text-underline-style="none" officeooo:rsid="014e2264" officeooo:paragraph-rsid="014e2264" style:font-size-asian="12pt" style:font-size-complex="12pt"/>
    </style:style>
    <style:style style:name="P18" style:family="paragraph" style:parent-style-name="Preformatted_20_Text">
      <style:text-properties style:font-name="Liberation Serif" fo:font-size="12pt" style:text-underline-style="none" officeooo:rsid="001de920" officeooo:paragraph-rsid="004332a7" style:font-size-asian="12pt" style:font-size-complex="12pt"/>
    </style:style>
    <style:style style:name="P19" style:family="paragraph" style:parent-style-name="Preformatted_20_Text">
      <style:text-properties style:font-name="Liberation Serif" fo:font-size="12pt" style:text-underline-style="none" fo:font-weight="normal" officeooo:rsid="001c1f16" officeooo:paragraph-rsid="001aa9ec" style:font-size-asian="12pt" style:font-weight-asian="normal" style:font-size-complex="12pt" style:font-weight-complex="normal"/>
    </style:style>
    <style:style style:name="P20" style:family="paragraph" style:parent-style-name="Preformatted_20_Text">
      <style:text-properties style:font-name="Liberation Serif" fo:font-size="12pt" style:text-underline-style="none" fo:font-weight="normal" officeooo:rsid="001de920" officeooo:paragraph-rsid="001de920" style:font-size-asian="12pt" style:font-weight-asian="normal" style:font-size-complex="12pt" style:font-weight-complex="normal"/>
    </style:style>
    <style:style style:name="P21" style:family="paragraph" style:parent-style-name="Preformatted_20_Text">
      <style:text-properties style:font-name="Liberation Serif" fo:font-size="12pt" style:text-underline-style="none" fo:font-weight="normal" officeooo:rsid="002415d3" officeooo:paragraph-rsid="002415d3" style:font-size-asian="12pt" style:font-weight-asian="normal" style:font-size-complex="12pt" style:font-weight-complex="normal"/>
    </style:style>
    <style:style style:name="P22" style:family="paragraph" style:parent-style-name="Standard">
      <style:text-properties officeooo:rsid="000fe793" officeooo:paragraph-rsid="000fe793"/>
    </style:style>
    <style:style style:name="P23" style:family="paragraph" style:parent-style-name="Standard">
      <style:text-properties style:text-underline-style="none" officeooo:rsid="000fe793" officeooo:paragraph-rsid="000fe793"/>
    </style:style>
    <style:style style:name="P24" style:family="paragraph" style:parent-style-name="Standard">
      <style:text-properties style:text-underline-style="none" officeooo:rsid="00181086" officeooo:paragraph-rsid="00181086"/>
    </style:style>
    <style:style style:name="P25" style:family="paragraph" style:parent-style-name="Standard">
      <style:paragraph-properties fo:text-align="center" style:justify-single-word="false"/>
      <style:text-properties style:text-underline-style="none" officeooo:rsid="00181086" officeooo:paragraph-rsid="00181086"/>
    </style:style>
    <style:style style:name="P26" style:family="paragraph" style:parent-style-name="Standard">
      <style:paragraph-properties fo:text-align="start" style:justify-single-word="false"/>
      <style:text-properties style:text-underline-style="none" officeooo:rsid="00181086" officeooo:paragraph-rsid="00181086"/>
    </style:style>
    <style:style style:name="P27" style:family="paragraph" style:parent-style-name="Standard">
      <style:text-properties style:text-underline-style="none" fo:font-weight="bold" officeooo:rsid="0018d757" officeooo:paragraph-rsid="0018d757" style:font-weight-asian="bold" style:font-weight-complex="bold"/>
    </style:style>
    <style:style style:name="P28" style:family="paragraph" style:parent-style-name="Standard">
      <style:text-properties style:text-underline-style="none" fo:font-weight="normal" officeooo:rsid="001a2b4a" officeooo:paragraph-rsid="001a2b4a" style:font-weight-asian="normal" style:font-weight-complex="normal"/>
    </style:style>
    <style:style style:name="P29" style:family="paragraph" style:parent-style-name="Standard">
      <style:text-properties style:text-underline-style="none" officeooo:rsid="001a33f9" officeooo:paragraph-rsid="001a33f9"/>
    </style:style>
    <style:style style:name="P30" style:family="paragraph" style:parent-style-name="Standard">
      <style:text-properties style:text-underline-style="none" officeooo:rsid="00f6d504" officeooo:paragraph-rsid="00f6d504"/>
    </style:style>
    <style:style style:name="P31" style:family="paragraph" style:parent-style-name="Standard">
      <style:paragraph-properties fo:text-align="start" style:justify-single-word="false"/>
      <style:text-properties style:text-underline-style="none" officeooo:rsid="0030a024" officeooo:paragraph-rsid="012dbe5d"/>
    </style:style>
    <style:style style:name="P32" style:family="paragraph" style:parent-style-name="Standard">
      <style:text-properties officeooo:rsid="0010f6e4" officeooo:paragraph-rsid="0010f6e4"/>
    </style:style>
    <style:style style:name="P33" style:family="paragraph" style:parent-style-name="Standard">
      <style:text-properties officeooo:rsid="0010f6e4" officeooo:paragraph-rsid="00996c47"/>
    </style:style>
    <style:style style:name="P34" style:family="paragraph" style:parent-style-name="Standard">
      <style:paragraph-properties fo:text-align="center" style:justify-single-word="false"/>
      <style:text-properties fo:font-size="26pt" officeooo:rsid="0010f6e4" officeooo:paragraph-rsid="0010f6e4" style:font-size-asian="26pt" style:font-size-complex="26pt"/>
    </style:style>
    <style:style style:name="P35" style:family="paragraph" style:parent-style-name="Standard">
      <style:text-properties officeooo:rsid="00113de8" officeooo:paragraph-rsid="00113de8"/>
    </style:style>
    <style:style style:name="P36" style:family="paragraph" style:parent-style-name="Standard">
      <style:text-properties officeooo:rsid="001259b4" officeooo:paragraph-rsid="001259b4"/>
    </style:style>
    <style:style style:name="P37" style:family="paragraph" style:parent-style-name="Standard">
      <style:text-properties officeooo:rsid="00154bf8" officeooo:paragraph-rsid="00154bf8"/>
    </style:style>
    <style:style style:name="P38" style:family="paragraph" style:parent-style-name="Standard">
      <style:text-properties officeooo:rsid="00156e50" officeooo:paragraph-rsid="00156e50"/>
    </style:style>
    <style:style style:name="P39" style:family="paragraph" style:parent-style-name="Standard">
      <style:text-properties officeooo:rsid="00156e50" officeooo:paragraph-rsid="00154bf8"/>
    </style:style>
    <style:style style:name="P40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31e9b0" officeooo:paragraph-rsid="00eb33db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31e9b0" officeooo:paragraph-rsid="0107e9ac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31e9b0" officeooo:paragraph-rsid="012dbe5d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a54fc8" officeooo:paragraph-rsid="00c548a3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ccd130" officeooo:paragraph-rsid="00ccd130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cd7140" officeooo:paragraph-rsid="00cd7140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cd7140" officeooo:paragraph-rsid="00ce3443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f1fa0" officeooo:paragraph-rsid="00e9e00c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590f3a" officeooo:paragraph-rsid="0107e9ac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cde56c" officeooo:paragraph-rsid="01cde56c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810013" officeooo:paragraph-rsid="01810013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83ff5e" officeooo:paragraph-rsid="0107e9ac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82166a" officeooo:paragraph-rsid="0182166a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84072a" officeooo:paragraph-rsid="0184072a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8528df" officeooo:paragraph-rsid="018528df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8c6ca9" officeooo:paragraph-rsid="018c6ca9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8169bb" officeooo:paragraph-rsid="01810013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8169bb" officeooo:paragraph-rsid="018169bb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9b8315" officeooo:paragraph-rsid="019b8315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9b8315" officeooo:paragraph-rsid="01aa30d5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aa30d5" officeooo:paragraph-rsid="01acd4e6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083ff5e" officeooo:paragraph-rsid="0083ff5e" style:font-size-asian="10.5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083ff5e" officeooo:paragraph-rsid="0107e9ac" style:font-size-asian="10.5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1926944" officeooo:paragraph-rsid="01a3cd2a" style:font-size-asian="10.5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1bdc8fc" officeooo:paragraph-rsid="01bdc8fc" style:font-size-asian="10.5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style:text-underline-style="none" fo:font-weight="bold" officeooo:rsid="01810013" officeooo:paragraph-rsid="01810013" style:font-size-asian="10.5pt" style:font-style-asian="italic" style:font-weight-asian="bold" style:font-size-complex="12pt" style:font-style-complex="italic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style:text-underline-style="none" fo:font-weight="bold" officeooo:rsid="018a4c19" officeooo:paragraph-rsid="018a4c19" style:font-size-asian="10.5pt" style:font-style-asian="italic" style:font-weight-asian="bold" style:font-size-complex="12pt" style:font-style-complex="italic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6pt" fo:letter-spacing="normal" fo:font-style="normal" style:text-underline-style="none" fo:font-weight="bold" officeooo:rsid="0083daa8" officeooo:paragraph-rsid="0107e9ac" style:font-size-asian="16pt" style:font-style-asian="normal" style:font-weight-asian="bold" style:font-size-complex="16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6pt" fo:letter-spacing="normal" fo:font-style="normal" style:text-underline-style="none" fo:font-weight="bold" officeooo:rsid="0083ff5e" officeooo:paragraph-rsid="0107e9ac" style:font-size-asian="16pt" style:font-style-asian="normal" style:font-weight-asian="bold" style:font-size-complex="16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6pt" fo:letter-spacing="normal" fo:font-style="normal" style:text-underline-style="none" fo:font-weight="bold" officeooo:rsid="009fdfda" officeooo:paragraph-rsid="0083ff5e" style:font-size-asian="16pt" style:font-style-asian="normal" style:font-weight-asian="bold" style:font-size-complex="16pt" style:font-style-complex="normal" style:font-weight-complex="bold"/>
    </style:style>
    <style:style style:name="P70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style:text-underline-style="none" fo:font-weight="bold" officeooo:rsid="01926944" officeooo:paragraph-rsid="01926944" style:font-size-asian="18pt" style:font-style-asian="normal" style:font-weight-asian="bold" style:font-size-complex="18pt" style:font-style-complex="normal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style:text-underline-style="none" fo:font-weight="bold" officeooo:rsid="01926944" officeooo:paragraph-rsid="01bb936d" style:font-size-asian="18pt" style:font-style-asian="normal" style:font-weight-asian="bold" style:font-size-complex="18pt" style:font-style-complex="normal" style:font-weight-complex="bold"/>
    </style:style>
    <style:style style:name="P72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style:text-underline-style="none" fo:font-weight="bold" officeooo:rsid="01965f6b" officeooo:paragraph-rsid="01965f6b" style:font-size-asian="18pt" style:font-style-asian="normal" style:font-weight-asian="bold" style:font-size-complex="18pt" style:font-style-complex="normal" style:font-weight-complex="bold"/>
    </style:style>
    <style:style style:name="P73" style:family="paragraph" style:parent-style-name="Standard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83ff5e" officeooo:paragraph-rsid="0107e9ac" style:font-size-asian="18pt" style:font-style-asian="normal" style:font-weight-asian="bold" style:font-size-complex="18pt" style:font-style-complex="normal" style:font-weight-complex="bold"/>
    </style:style>
    <style:style style:name="P74" style:family="paragraph" style:parent-style-name="Standard">
      <style:paragraph-properties fo:text-align="center" style:justify-single-word="false"/>
      <style:text-properties fo:font-variant="normal" fo:text-transform="none" fo:color="#3366ee" style:text-line-through-style="none" style:text-line-through-type="none" style:font-name="Roboto" fo:font-size="17.25pt" fo:letter-spacing="normal" fo:font-style="normal" style:text-underline-style="none" fo:font-weight="normal" officeooo:paragraph-rsid="0107e9ac" style:text-blinking="false"/>
    </style:style>
    <style:style style:name="P75" style:family="paragraph" style:parent-style-name="Standard">
      <style:text-properties officeooo:rsid="0059e7b2" officeooo:paragraph-rsid="0059e7b2"/>
    </style:style>
    <style:style style:name="P76" style:family="paragraph" style:parent-style-name="Standard">
      <style:paragraph-properties fo:text-align="center" style:justify-single-word="false"/>
      <style:text-properties officeooo:rsid="0059e7b2" officeooo:paragraph-rsid="0059e7b2"/>
    </style:style>
    <style:style style:name="P77" style:family="paragraph" style:parent-style-name="Standard">
      <style:text-properties officeooo:paragraph-rsid="001a2b4a"/>
    </style:style>
    <style:style style:name="P78" style:family="paragraph" style:parent-style-name="Standard">
      <style:paragraph-properties fo:text-align="start" style:justify-single-word="false"/>
      <style:text-properties officeooo:paragraph-rsid="00c548a3"/>
    </style:style>
    <style:style style:name="P79" style:family="paragraph" style:parent-style-name="Standard">
      <style:paragraph-properties fo:text-align="start" style:justify-single-word="false"/>
      <style:text-properties officeooo:paragraph-rsid="00d297d1"/>
    </style:style>
    <style:style style:name="P80" style:family="paragraph" style:parent-style-name="Standard">
      <style:paragraph-properties fo:text-align="start" style:justify-single-word="false"/>
      <style:text-properties officeooo:paragraph-rsid="0107e9ac"/>
    </style:style>
    <style:style style:name="P81" style:family="paragraph" style:parent-style-name="Standard">
      <style:paragraph-properties fo:text-align="start" style:justify-single-word="false"/>
      <style:text-properties officeooo:paragraph-rsid="0114720a"/>
    </style:style>
    <style:style style:name="P82" style:family="paragraph" style:parent-style-name="Standard">
      <style:paragraph-properties fo:text-align="start" style:justify-single-word="false"/>
      <style:text-properties officeooo:paragraph-rsid="012dbe5d"/>
    </style:style>
    <style:style style:name="P83" style:family="paragraph" style:parent-style-name="Standard">
      <style:paragraph-properties fo:text-align="start" style:justify-single-word="false"/>
      <style:text-properties officeooo:paragraph-rsid="00d5cd27"/>
    </style:style>
    <style:style style:name="P84" style:family="paragraph" style:parent-style-name="Standard">
      <style:paragraph-properties fo:text-align="start" style:justify-single-word="false"/>
      <style:text-properties officeooo:paragraph-rsid="01810013"/>
    </style:style>
    <style:style style:name="P85" style:family="paragraph" style:parent-style-name="Standard">
      <style:paragraph-properties fo:text-align="start" style:justify-single-word="false"/>
      <style:text-properties officeooo:paragraph-rsid="01acd4e6"/>
    </style:style>
    <style:style style:name="P86" style:family="paragraph" style:parent-style-name="Standard">
      <style:paragraph-properties fo:text-align="start" style:justify-single-word="false"/>
      <style:text-properties officeooo:paragraph-rsid="01bb936d"/>
    </style:style>
    <style:style style:name="P87" style:family="paragraph" style:parent-style-name="Standard">
      <style:paragraph-properties fo:text-align="start" style:justify-single-word="false"/>
      <style:text-properties officeooo:paragraph-rsid="01d515b8"/>
    </style:style>
    <style:style style:name="P88" style:family="paragraph" style:parent-style-name="Standard">
      <style:text-properties officeooo:rsid="00996c47" officeooo:paragraph-rsid="00996c47"/>
    </style:style>
    <style:style style:name="P89" style:family="paragraph" style:parent-style-name="Standard">
      <style:paragraph-properties fo:text-align="start" style:justify-single-word="false"/>
      <style:text-properties officeooo:rsid="00d5cd27" officeooo:paragraph-rsid="00d5cd27"/>
    </style:style>
    <style:style style:name="P90" style:family="paragraph" style:parent-style-name="Standard">
      <style:paragraph-properties fo:text-align="start" style:justify-single-word="false"/>
      <style:text-properties officeooo:rsid="00d728b0" officeooo:paragraph-rsid="00d728b0"/>
    </style:style>
    <style:style style:name="P91" style:family="paragraph" style:parent-style-name="Standard">
      <style:paragraph-properties fo:text-align="start" style:justify-single-word="false"/>
      <style:text-properties officeooo:rsid="00dfb90f" officeooo:paragraph-rsid="00dfb90f"/>
    </style:style>
    <style:style style:name="P92" style:family="paragraph" style:parent-style-name="Standard">
      <style:paragraph-properties fo:text-align="start" style:justify-single-word="false"/>
      <style:text-properties officeooo:rsid="00e55e6e" officeooo:paragraph-rsid="012dbe5d"/>
    </style:style>
    <style:style style:name="P93" style:family="paragraph" style:parent-style-name="Standard">
      <style:text-properties officeooo:rsid="00e55e6e" officeooo:paragraph-rsid="00eb33db"/>
    </style:style>
    <style:style style:name="P94" style:family="paragraph" style:parent-style-name="Standard">
      <style:paragraph-properties fo:text-align="center" style:justify-single-word="false"/>
      <style:text-properties fo:font-size="16pt" fo:font-weight="bold" officeooo:rsid="00d297d1" officeooo:paragraph-rsid="00d297d1" style:font-size-asian="16pt" style:font-weight-asian="bold" style:font-size-complex="16pt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size="16pt" fo:font-weight="bold" officeooo:rsid="00d297d1" officeooo:paragraph-rsid="00d297d1" style:font-size-asian="16pt" style:font-weight-asian="bold" style:font-size-complex="16pt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size="16pt" fo:font-weight="bold" officeooo:rsid="00e55e6e" officeooo:paragraph-rsid="00e55e6e" style:font-size-asian="16pt" style:font-weight-asian="bold" style:font-size-complex="16pt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size="16pt" fo:font-weight="bold" officeooo:rsid="01dcc1e4" officeooo:paragraph-rsid="01dcc1e4" style:font-size-asian="16pt" style:font-weight-asian="bold" style:font-size-complex="16pt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size="16pt" officeooo:rsid="013454c7" officeooo:paragraph-rsid="013454c7" style:font-size-asian="16pt" style:font-size-complex="16pt"/>
    </style:style>
    <style:style style:name="P99" style:family="paragraph" style:parent-style-name="Standard">
      <style:paragraph-properties fo:text-align="start" style:justify-single-word="false"/>
      <style:text-properties fo:font-size="16pt" style:text-underline-style="none" officeooo:rsid="00181086" officeooo:paragraph-rsid="00181086" style:font-size-asian="16pt" style:font-size-complex="16pt"/>
    </style:style>
    <style:style style:name="P100" style:family="paragraph" style:parent-style-name="Standard">
      <style:paragraph-properties fo:text-align="start" style:justify-single-word="false"/>
      <style:text-properties officeooo:rsid="00e9e00c" officeooo:paragraph-rsid="00e9e00c"/>
    </style:style>
    <style:style style:name="P101" style:family="paragraph" style:parent-style-name="Standard">
      <style:text-properties officeooo:rsid="00f183e3" officeooo:paragraph-rsid="00f183e3"/>
    </style:style>
    <style:style style:name="P102" style:family="paragraph" style:parent-style-name="Standard">
      <style:paragraph-properties fo:text-align="start" style:justify-single-word="false"/>
      <style:text-properties officeooo:rsid="01119470" officeooo:paragraph-rsid="01139965"/>
    </style:style>
    <style:style style:name="P103" style:family="paragraph" style:parent-style-name="Standard">
      <style:paragraph-properties fo:text-align="start" style:justify-single-word="false"/>
      <style:text-properties officeooo:rsid="01119470" officeooo:paragraph-rsid="01acd4e6"/>
    </style:style>
    <style:style style:name="P104" style:family="paragraph" style:parent-style-name="Standard">
      <style:paragraph-properties fo:text-align="start" style:justify-single-word="false"/>
      <style:text-properties officeooo:rsid="01139965" officeooo:paragraph-rsid="01139965"/>
    </style:style>
    <style:style style:name="P105" style:family="paragraph" style:parent-style-name="Standard">
      <style:paragraph-properties fo:text-align="start" style:justify-single-word="false"/>
      <style:text-properties officeooo:rsid="01139965" officeooo:paragraph-rsid="01acd4e6"/>
    </style:style>
    <style:style style:name="P106" style:family="paragraph" style:parent-style-name="Standard">
      <style:text-properties officeooo:rsid="012dbe5d" officeooo:paragraph-rsid="012dbe5d"/>
    </style:style>
    <style:style style:name="P107" style:family="paragraph" style:parent-style-name="Standard">
      <style:text-properties officeooo:rsid="012dbe5d" officeooo:paragraph-rsid="0178e316"/>
    </style:style>
    <style:style style:name="P108" style:family="paragraph" style:parent-style-name="Standard">
      <style:paragraph-properties fo:text-align="start" style:justify-single-word="false"/>
      <style:text-properties officeooo:rsid="0131ad1d" officeooo:paragraph-rsid="0131ad1d"/>
    </style:style>
    <style:style style:name="P109" style:family="paragraph" style:parent-style-name="Standard">
      <style:paragraph-properties fo:text-align="center" style:justify-single-word="false"/>
      <style:text-properties officeooo:rsid="013454c7" officeooo:paragraph-rsid="013454c7"/>
    </style:style>
    <style:style style:name="P110" style:family="paragraph" style:parent-style-name="Standard">
      <style:paragraph-properties fo:text-align="start" style:justify-single-word="false"/>
      <style:text-properties fo:font-weight="normal" officeooo:rsid="0123ac96" officeooo:paragraph-rsid="0123ac96" style:font-weight-asian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weight="normal" officeooo:rsid="0123ac96" officeooo:paragraph-rsid="0164be95" style:font-weight-asian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weight="normal" officeooo:rsid="00d4198e" officeooo:paragraph-rsid="0164f7ad" style:font-weight-asian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weight="normal" officeooo:rsid="0165e849" officeooo:paragraph-rsid="0165e849" style:font-weight-asian="normal" style:font-weight-complex="normal"/>
    </style:style>
    <style:style style:name="P114" style:family="paragraph" style:parent-style-name="Standard">
      <style:text-properties fo:font-weight="normal" officeooo:rsid="00618188" officeooo:paragraph-rsid="01e0396a" style:font-weight-asian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officeooo:rsid="00d297d1" officeooo:paragraph-rsid="0164be95"/>
    </style:style>
    <style:style style:name="P116" style:family="paragraph" style:parent-style-name="Standard">
      <style:paragraph-properties fo:text-align="start" style:justify-single-word="false"/>
      <style:text-properties officeooo:rsid="00d4198e" officeooo:paragraph-rsid="0164f7ad"/>
    </style:style>
    <style:style style:name="P117" style:family="paragraph" style:parent-style-name="Standard">
      <style:paragraph-properties fo:text-align="start" style:justify-single-word="false"/>
      <style:text-properties officeooo:rsid="0094e976" officeooo:paragraph-rsid="0107e9ac"/>
    </style:style>
    <style:style style:name="P118" style:family="paragraph" style:parent-style-name="Standard">
      <style:paragraph-properties fo:text-align="start" style:justify-single-word="false"/>
      <style:text-properties officeooo:rsid="0187dcfb" officeooo:paragraph-rsid="0187dcfb"/>
    </style:style>
    <style:style style:name="P119" style:family="paragraph" style:parent-style-name="Standard">
      <style:paragraph-properties fo:text-align="center" style:justify-single-word="false"/>
      <style:text-properties fo:font-size="18pt" fo:font-weight="bold" officeooo:rsid="013454c7" officeooo:paragraph-rsid="013454c7" style:font-size-asian="18pt" style:font-weight-asian="bold" style:font-size-complex="18pt" style:font-weight-complex="bold"/>
    </style:style>
    <style:style style:name="P120" style:family="paragraph" style:parent-style-name="Standard">
      <style:paragraph-properties fo:text-align="start" style:justify-single-word="false"/>
      <style:text-properties officeooo:rsid="011888ba" officeooo:paragraph-rsid="01acd4e6"/>
    </style:style>
    <style:style style:name="P121" style:family="paragraph" style:parent-style-name="Standard">
      <style:paragraph-properties fo:text-align="start" style:justify-single-word="false"/>
      <style:text-properties officeooo:rsid="01b54e68" officeooo:paragraph-rsid="01b54e68"/>
    </style:style>
    <style:style style:name="P122" style:family="paragraph" style:parent-style-name="Standard">
      <style:paragraph-properties fo:text-align="start" style:justify-single-word="false"/>
      <style:text-properties officeooo:rsid="01b59705" officeooo:paragraph-rsid="01b59705"/>
    </style:style>
    <style:style style:name="P123" style:family="paragraph" style:parent-style-name="Standard">
      <style:paragraph-properties fo:text-align="start" style:justify-single-word="false"/>
      <style:text-properties officeooo:rsid="01b913ff" officeooo:paragraph-rsid="01b913ff"/>
    </style:style>
    <style:style style:name="P124" style:family="paragraph" style:parent-style-name="Standard">
      <style:paragraph-properties style:line-height-at-least="0.503cm"/>
      <style:text-properties style:use-window-font-color="true"/>
    </style:style>
    <style:style style:name="P125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#1e1e1e"/>
    </style:style>
    <style:style style:name="P126" style:family="paragraph" style:parent-style-name="Standard">
      <style:paragraph-properties style:line-height-at-least="0.503cm"/>
      <style:text-properties fo:color="#ffff6d" style:font-name="Droid Sans Mono" fo:font-size="10.5pt" fo:font-weight="normal" fo:background-color="#1e1e1e"/>
    </style:style>
    <style:style style:name="P127" style:family="paragraph" style:parent-style-name="Standard">
      <style:paragraph-properties style:line-height-at-least="0.503cm"/>
      <style:text-properties fo:color="#ffff00" style:font-name="Droid Sans Mono" fo:font-size="10.5pt" fo:font-weight="normal" fo:background-color="#1e1e1e"/>
    </style:style>
    <style:style style:name="P128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c548a3" officeooo:paragraph-rsid="00c548a3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Text_20_body">
      <style:paragraph-properties fo:text-align="start" style:justify-single-word="false"/>
      <style:text-properties fo:font-variant="normal" fo:text-transform="none" fo:color="#24292e" style:font-name="apple-system1" fo:font-size="12pt" fo:letter-spacing="normal" fo:font-style="normal" style:text-underline-style="none" fo:font-weight="normal" officeooo:rsid="00c3b4c2" officeooo:paragraph-rsid="00c3b4c2" style:font-size-asian="10.5pt" style:font-style-asian="normal" style:font-weight-asian="bold" style:font-size-complex="12pt" style:font-style-complex="normal" style:font-weight-complex="bold"/>
    </style:style>
    <style:style style:name="P130" style:family="paragraph" style:parent-style-name="Text_20_body">
      <style:paragraph-properties fo:text-align="start" style:justify-single-word="false"/>
      <style:text-properties officeooo:paragraph-rsid="00c3b4c2"/>
    </style:style>
    <style:style style:name="P131" style:family="paragraph" style:parent-style-name="Heading_20_2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padding="0cm" fo:border="none"/>
      <style:text-properties officeooo:paragraph-rsid="01acd4e6"/>
    </style:style>
    <style:style style:name="P132" style:family="paragraph" style:parent-style-name="Preformatted_20_Text">
      <style:text-properties officeooo:paragraph-rsid="001aa9ec"/>
    </style:style>
    <style:style style:name="P13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bbfedf" officeooo:paragraph-rsid="01bb936d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bdc8fc" officeooo:paragraph-rsid="01bdc8fc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bf7e91" officeooo:paragraph-rsid="01bdc8fc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bf7e91" officeooo:paragraph-rsid="025b1dc7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9881bc" officeooo:paragraph-rsid="0214e585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bde77d" officeooo:paragraph-rsid="0214e585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8c6ca9" officeooo:paragraph-rsid="018c6ca9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225bdf3" officeooo:paragraph-rsid="0225bdf3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dfb90f" officeooo:paragraph-rsid="01acd4e6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style:line-height-at-least="0.503cm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bdc8fc" fo:background-color="#1e1e1e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f1fa0" officeooo:paragraph-rsid="00e9e00c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1cacebd" officeooo:paragraph-rsid="01d2f60e" style:font-size-asian="10.5pt" style:font-style-asian="normal" style:font-weight-asian="bold" style:font-size-complex="12pt" style:font-style-complex="normal" style:font-weight-complex="bold"/>
    </style:style>
    <style:style style:name="P14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22dec35" officeooo:paragraph-rsid="023e8d5e" style:font-size-asian="10.5pt" style:font-style-asian="normal" style:font-weight-asian="bold" style:font-size-complex="12pt" style:font-style-complex="normal" style:font-weight-complex="bold"/>
    </style:style>
    <style:style style:name="P14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22f947d" officeooo:paragraph-rsid="022f947d" style:font-size-asian="10.5pt" style:font-style-asian="normal" style:font-weight-asian="bold" style:font-size-complex="12pt" style:font-style-complex="normal" style:font-weight-complex="bold"/>
    </style:style>
    <style:style style:name="P14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22f947d" officeooo:paragraph-rsid="02314e4a" style:font-size-asian="10.5pt" style:font-style-asian="normal" style:font-weight-asian="bold" style:font-size-complex="12pt" style:font-style-complex="normal" style:font-weight-complex="bold"/>
    </style:style>
    <style:style style:name="P14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bold" officeooo:rsid="01bdc8fc" officeooo:paragraph-rsid="01bdc8fc" style:font-size-asian="10.5pt" style:font-style-asian="normal" style:font-weight-asian="bold" style:font-size-complex="12pt" style:font-style-complex="normal" style:font-weight-complex="bold"/>
    </style:style>
    <style:style style:name="P14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style:text-underline-style="none" fo:font-weight="bold" officeooo:rsid="01907114" officeooo:paragraph-rsid="018e541d" style:font-size-asian="10.5pt" style:font-style-asian="italic" style:font-weight-asian="bold" style:font-size-complex="12pt" style:font-style-complex="italic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style:text-underline-style="none" fo:font-weight="bold" officeooo:rsid="018a4c19" officeooo:paragraph-rsid="018a4c19" style:font-size-asian="10.5pt" style:font-style-asian="italic" style:font-weight-asian="bold" style:font-size-complex="12pt" style:font-style-complex="italic" style:font-weight-complex="bold"/>
    </style:style>
    <style:style style:name="P15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italic" style:text-underline-style="none" fo:font-weight="bold" officeooo:rsid="018a4c19" officeooo:paragraph-rsid="023e8d5e" style:font-size-asian="10.5pt" style:font-style-asian="italic" style:font-weight-asian="bold" style:font-size-complex="12pt" style:font-style-complex="italic" style:font-weight-complex="bold"/>
    </style:style>
    <style:style style:name="P152" style:family="paragraph" style:parent-style-name="Standard">
      <style:text-properties fo:font-variant="normal" fo:text-transform="none" fo:color="#000000" style:font-name="Liberation Serif" fo:font-size="18pt" fo:letter-spacing="normal" fo:font-style="normal" style:text-underline-style="none" fo:font-weight="bold" officeooo:rsid="0083ff5e" officeooo:paragraph-rsid="0107e9ac" style:font-size-asian="18pt" style:font-style-asian="normal" style:font-weight-asian="bold" style:font-size-complex="18pt" style:font-style-complex="normal" style:font-weight-complex="bold"/>
    </style:style>
    <style:style style:name="P153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style:text-underline-style="none" fo:font-weight="bold" officeooo:rsid="01926944" officeooo:paragraph-rsid="01926944" style:font-size-asian="18pt" style:font-style-asian="normal" style:font-weight-asian="bold" style:font-size-complex="18pt" style:font-style-complex="normal" style:font-weight-complex="bold"/>
    </style:style>
    <style:style style:name="P154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Droid Sans Mono" fo:font-size="10.5pt" fo:letter-spacing="normal" fo:font-style="normal" style:text-underline-style="none" fo:font-weight="normal" officeooo:rsid="01bdc8fc" officeooo:paragraph-rsid="01bdc8fc" fo:background-color="#1e1e1e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Droid Sans Mono" fo:font-size="10.5pt" fo:letter-spacing="normal" fo:font-style="normal" style:text-underline-style="none" fo:font-weight="normal" officeooo:rsid="01d0fed0" officeooo:paragraph-rsid="01cacebd" fo:background-color="#1e1e1e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Droid Sans Mono" fo:font-size="10.5pt" fo:letter-spacing="normal" fo:font-style="normal" style:text-underline-style="none" fo:font-weight="normal" officeooo:rsid="022f947d" officeooo:paragraph-rsid="022f947d" fo:background-color="#1e1e1e" style:font-size-asian="10.5pt" style:font-style-asian="normal" style:font-weight-asian="bold" style:font-size-complex="12pt" style:font-style-complex="normal" style:font-weight-complex="bold"/>
    </style:style>
    <style:style style:name="P157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1d0fed0" officeooo:paragraph-rsid="01cacebd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paragraph-properties style:line-height-at-least="0.503cm"/>
      <style:text-properties fo:font-variant="normal" fo:text-transform="none" style:use-window-font-color="true" style:font-name="Liberation Serif" fo:font-size="12pt" fo:letter-spacing="normal" fo:font-style="normal" style:text-underline-style="none" fo:font-weight="normal" officeooo:rsid="01d0fed0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#1e1e1e"/>
    </style:style>
    <style:style style:name="P160" style:family="paragraph" style:parent-style-name="Standard">
      <style:text-properties officeooo:rsid="001259b4" officeooo:paragraph-rsid="001259b4"/>
    </style:style>
    <style:style style:name="P161" style:family="paragraph" style:parent-style-name="Standard">
      <style:text-properties officeooo:rsid="020676cb" officeooo:paragraph-rsid="020676cb"/>
    </style:style>
    <style:style style:name="P162" style:family="paragraph" style:parent-style-name="Standard">
      <style:text-properties officeooo:rsid="0059e7b2" officeooo:paragraph-rsid="0059e7b2"/>
    </style:style>
    <style:style style:name="P163" style:family="paragraph" style:parent-style-name="Standard">
      <style:text-properties officeooo:rsid="00154bf8" officeooo:paragraph-rsid="001259b4"/>
    </style:style>
    <style:style style:name="P164" style:family="paragraph" style:parent-style-name="Standard">
      <style:text-properties style:text-underline-style="none" officeooo:rsid="00181086" officeooo:paragraph-rsid="000fe793"/>
    </style:style>
    <style:style style:name="P165" style:family="paragraph" style:parent-style-name="Standard">
      <style:paragraph-properties fo:text-align="start" style:justify-single-word="false"/>
      <style:text-properties officeooo:paragraph-rsid="00bc5119"/>
    </style:style>
    <style:style style:name="P166" style:family="paragraph" style:parent-style-name="Standard">
      <style:paragraph-properties fo:text-align="start" style:justify-single-word="false"/>
      <style:text-properties officeooo:paragraph-rsid="015fed0d"/>
    </style:style>
    <style:style style:name="P167" style:family="paragraph" style:parent-style-name="Standard">
      <style:paragraph-properties fo:text-align="start" style:justify-single-word="false"/>
      <style:text-properties officeooo:paragraph-rsid="018169bb"/>
    </style:style>
    <style:style style:name="P168" style:family="paragraph" style:parent-style-name="Standard">
      <style:paragraph-properties fo:text-align="start" style:justify-single-word="false"/>
      <style:text-properties officeooo:paragraph-rsid="01acd4e6"/>
    </style:style>
    <style:style style:name="P169" style:family="paragraph" style:parent-style-name="Standard">
      <style:paragraph-properties fo:text-align="start" style:justify-single-word="false"/>
      <style:text-properties fo:font-weight="normal" officeooo:rsid="0123ac96" officeooo:paragraph-rsid="021ad1b1" style:font-weight-asian="normal" style:font-weight-complex="normal"/>
    </style:style>
    <style:style style:name="P170" style:family="paragraph" style:parent-style-name="Standard">
      <style:text-properties style:text-underline-style="solid" style:text-underline-width="auto" style:text-underline-color="font-color" officeooo:rsid="00154bf8" officeooo:paragraph-rsid="00154bf8"/>
    </style:style>
    <style:style style:name="P171" style:family="paragraph" style:parent-style-name="Standard">
      <style:paragraph-properties fo:text-align="start" style:justify-single-word="false"/>
      <style:text-properties officeooo:rsid="00dfb90f" officeooo:paragraph-rsid="01acd4e6"/>
    </style:style>
    <style:style style:name="P172" style:family="paragraph" style:parent-style-name="Standard">
      <style:paragraph-properties fo:text-align="start" style:justify-single-word="false"/>
      <style:text-properties fo:font-size="16pt" fo:font-style="normal" style:text-underline-style="none" fo:font-weight="bold" officeooo:rsid="01dcc1e4" officeooo:paragraph-rsid="0247a218" style:font-size-asian="16pt" style:font-style-asian="normal" style:font-weight-asian="bold" style:font-size-complex="16pt" style:font-style-complex="normal" style:font-weight-complex="bold"/>
    </style:style>
    <style:style style:name="P173" style:family="paragraph" style:parent-style-name="Standard">
      <style:paragraph-properties fo:text-align="start" style:justify-single-word="false"/>
      <style:text-properties officeooo:rsid="011888ba" officeooo:paragraph-rsid="01acd4e6"/>
    </style:style>
    <style:style style:name="P174" style:family="paragraph" style:parent-style-name="Text_20_body">
      <style:paragraph-properties fo:text-align="start" style:justify-single-word="false"/>
      <style:text-properties fo:font-variant="normal" fo:text-transform="none" fo:color="#24292e" style:font-name="apple-system1" fo:font-size="12pt" fo:letter-spacing="normal" fo:font-style="normal" style:text-underline-style="none" fo:font-weight="normal" officeooo:rsid="00c3b4c2" officeooo:paragraph-rsid="00c3b4c2" style:font-size-asian="10.5pt" style:font-style-asian="normal" style:font-weight-asian="bold" style:font-size-complex="12pt" style:font-style-complex="normal" style:font-weight-complex="bold"/>
    </style:style>
    <style:style style:name="P175" style:family="paragraph" style:parent-style-name="Text_20_body">
      <style:paragraph-properties fo:text-align="start" style:justify-single-word="false"/>
      <style:text-properties fo:font-variant="normal" fo:text-transform="none" fo:color="#24292e" style:font-name="apple-system1" fo:font-size="12pt" fo:letter-spacing="normal" fo:font-style="normal" style:text-underline-style="none" fo:font-weight="normal" officeooo:rsid="0083ff5e" officeooo:paragraph-rsid="0214e585" style:font-size-asian="10.5pt" style:font-style-asian="normal" style:font-weight-asian="bold" style:font-size-complex="12pt" style:font-style-complex="normal" style:font-weight-complex="bold"/>
    </style:style>
    <style:style style:name="P176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9881bc" officeooo:paragraph-rsid="0214e585" style:font-size-asian="10.5pt" style:font-style-asian="normal" style:font-weight-asian="normal" style:font-size-complex="12pt" style:font-style-complex="normal" style:font-weight-complex="normal"/>
    </style:style>
    <style:style style:name="P177" style:family="paragraph">
      <loext:graphic-properties draw:fill="solid" draw:fill-color="#cccccc"/>
      <style:paragraph-properties style:writing-mode="lr-tb"/>
    </style:style>
    <style:style style:name="T1" style:family="text">
      <style:text-properties officeooo:rsid="0013670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d757" style:font-weight-asian="bold" style:font-weight-complex="bold"/>
    </style:style>
    <style:style style:name="T4" style:family="text">
      <style:text-properties fo:font-weight="bold" officeooo:rsid="004332a7" style:font-weight-asian="bold" style:font-weight-complex="bold"/>
    </style:style>
    <style:style style:name="T5" style:family="text">
      <style:text-properties fo:font-weight="bold" officeooo:rsid="00618188" style:font-weight-asian="bold" style:font-weight-complex="bold"/>
    </style:style>
    <style:style style:name="T6" style:family="text">
      <style:text-properties fo:font-weight="bold" officeooo:rsid="006c8435" style:font-weight-asian="bold" style:font-weight-complex="bold"/>
    </style:style>
    <style:style style:name="T7" style:family="text">
      <style:text-properties fo:font-weight="bold" officeooo:rsid="0044d689" style:font-weight-asian="bold" style:font-weight-complex="bold"/>
    </style:style>
    <style:style style:name="T8" style:family="text">
      <style:text-properties fo:font-weight="bold" officeooo:rsid="0044ef38" style:font-weight-asian="bold" style:font-weight-complex="bold"/>
    </style:style>
    <style:style style:name="T9" style:family="text">
      <style:text-properties fo:font-weight="bold" officeooo:rsid="00985f03" style:font-weight-asian="bold" style:font-weight-complex="bold"/>
    </style:style>
    <style:style style:name="T10" style:family="text">
      <style:text-properties fo:font-weight="bold" officeooo:rsid="005fc2d8" style:font-weight-asian="bold" style:font-weight-complex="bold"/>
    </style:style>
    <style:style style:name="T11" style:family="text">
      <style:text-properties fo:font-weight="bold" officeooo:rsid="00f532ba" style:font-weight-asian="bold" style:font-weight-complex="bold"/>
    </style:style>
    <style:style style:name="T12" style:family="text">
      <style:text-properties fo:font-weight="bold" officeooo:rsid="001a33f9" style:font-weight-asian="bold" style:font-weight-complex="bold"/>
    </style:style>
    <style:style style:name="T13" style:family="text">
      <style:text-properties fo:font-weight="bold" officeooo:rsid="00f96216" style:font-weight-asian="bold" style:font-weight-complex="bold"/>
    </style:style>
    <style:style style:name="T14" style:family="text">
      <style:text-properties fo:font-weight="bold" officeooo:rsid="01271a7a" style:font-weight-asian="bold" style:font-weight-complex="bold"/>
    </style:style>
    <style:style style:name="T15" style:family="text">
      <style:text-properties fo:font-weight="bold" officeooo:rsid="0114720a" style:font-weight-asian="bold" style:font-weight-complex="bold"/>
    </style:style>
    <style:style style:name="T16" style:family="text">
      <style:text-properties fo:font-weight="bold" officeooo:rsid="000fe793" style:font-weight-asian="bold" style:font-weight-complex="bold"/>
    </style:style>
    <style:style style:name="T17" style:family="text">
      <style:text-properties fo:font-weight="bold" officeooo:rsid="0059e7b2" style:font-weight-asian="bold" style:font-weight-complex="bold"/>
    </style:style>
    <style:style style:name="T18" style:family="text">
      <style:text-properties fo:font-weight="bold" officeooo:rsid="01369fee" style:font-weight-asian="bold" style:font-weight-complex="bold"/>
    </style:style>
    <style:style style:name="T19" style:family="text">
      <style:text-properties fo:font-weight="bold" officeooo:rsid="01387865" style:font-weight-asian="bold" style:font-weight-complex="bold"/>
    </style:style>
    <style:style style:name="T20" style:family="text">
      <style:text-properties fo:font-weight="bold" officeooo:rsid="006d0a35" style:font-weight-asian="bold" style:font-weight-complex="bold"/>
    </style:style>
    <style:style style:name="T21" style:family="text">
      <style:text-properties fo:font-weight="bold" officeooo:rsid="010788e3" style:font-weight-asian="bold" style:font-weight-complex="bold"/>
    </style:style>
    <style:style style:name="T22" style:family="text">
      <style:text-properties fo:font-weight="bold" officeooo:rsid="015f7df0" style:font-weight-asian="bold" style:font-weight-complex="bold"/>
    </style:style>
    <style:style style:name="T23" style:family="text">
      <style:text-properties fo:font-weight="bold" officeooo:rsid="0117725f" style:font-weight-asian="bold" style:font-weight-complex="bold"/>
    </style:style>
    <style:style style:name="T24" style:family="text">
      <style:text-properties fo:font-weight="bold" officeooo:rsid="0121ace4" style:font-weight-asian="bold" style:font-weight-complex="bold"/>
    </style:style>
    <style:style style:name="T25" style:family="text">
      <style:text-properties fo:font-weight="bold" officeooo:rsid="01293818" style:font-weight-asian="bold" style:font-weight-complex="bold"/>
    </style:style>
    <style:style style:name="T26" style:family="text">
      <style:text-properties fo:font-weight="bold" officeooo:rsid="017df20b" style:font-weight-asian="bold" style:font-weight-complex="bold"/>
    </style:style>
    <style:style style:name="T27" style:family="text">
      <style:text-properties fo:font-weight="bold" officeooo:rsid="0199d1de" style:font-weight-asian="bold" style:font-weight-complex="bold"/>
    </style:style>
    <style:style style:name="T28" style:family="text">
      <style:text-properties fo:font-weight="bold" officeooo:rsid="01a1e274" style:font-weight-asian="bold" style:font-weight-complex="bold"/>
    </style:style>
    <style:style style:name="T29" style:family="text">
      <style:text-properties fo:font-weight="bold" officeooo:rsid="0115e0fc" style:font-weight-asian="bold" style:font-weight-complex="bold"/>
    </style:style>
    <style:style style:name="T30" style:family="text">
      <style:text-properties fo:font-weight="bold" officeooo:rsid="01af664c" style:font-weight-asian="bold" style:font-weight-complex="bold"/>
    </style:style>
    <style:style style:name="T31" style:family="text">
      <style:text-properties fo:font-weight="bold" officeooo:rsid="01de900c" style:font-weight-asian="bold" style:font-weight-complex="bold"/>
    </style:style>
    <style:style style:name="T32" style:family="text">
      <style:text-properties fo:font-weight="bold" officeooo:rsid="001dfaaa" style:font-weight-asian="bold" style:font-weight-complex="bold"/>
    </style:style>
    <style:style style:name="T33" style:family="text">
      <style:text-properties fo:font-weight="bold" officeooo:rsid="01ea9ac6" style:font-weight-asian="bold" style:font-weight-complex="bold"/>
    </style:style>
    <style:style style:name="T34" style:family="text">
      <style:text-properties fo:font-weight="bold" officeooo:rsid="01fc1e63" style:font-weight-asian="bold" style:font-weight-complex="bold"/>
    </style:style>
    <style:style style:name="T35" style:family="text">
      <style:text-properties fo:font-weight="bold" officeooo:rsid="01ac50fd" style:font-weight-asian="bold" style:font-weight-complex="bold"/>
    </style:style>
    <style:style style:name="T36" style:family="text">
      <style:text-properties fo:font-weight="bold" officeooo:rsid="020ca14a" style:font-weight-asian="bold" style:font-weight-complex="bold"/>
    </style:style>
    <style:style style:name="T37" style:family="text">
      <style:text-properties fo:font-weight="bold" officeooo:rsid="023cc74f" style:font-weight-asian="bold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1c1f16" style:font-weight-asian="normal" style:font-weight-complex="normal"/>
    </style:style>
    <style:style style:name="T40" style:family="text">
      <style:text-properties fo:font-weight="normal" officeooo:rsid="001dfaaa" style:font-weight-asian="normal" style:font-weight-complex="normal"/>
    </style:style>
    <style:style style:name="T41" style:family="text">
      <style:text-properties fo:font-weight="normal" officeooo:rsid="00413a2f" style:font-weight-asian="normal" style:font-weight-complex="normal"/>
    </style:style>
    <style:style style:name="T42" style:family="text">
      <style:text-properties fo:font-weight="normal" officeooo:rsid="004760f2" style:font-weight-asian="normal" style:font-weight-complex="normal"/>
    </style:style>
    <style:style style:name="T43" style:family="text">
      <style:text-properties fo:font-weight="normal" officeooo:rsid="00618188" style:font-weight-asian="normal" style:font-weight-complex="normal"/>
    </style:style>
    <style:style style:name="T44" style:family="text">
      <style:text-properties fo:font-weight="normal" officeooo:rsid="006c8435" style:font-weight-asian="normal" style:font-weight-complex="normal"/>
    </style:style>
    <style:style style:name="T45" style:family="text">
      <style:text-properties fo:font-weight="normal" officeooo:rsid="0071a94c" style:font-weight-asian="normal" style:font-weight-complex="normal"/>
    </style:style>
    <style:style style:name="T46" style:family="text">
      <style:text-properties fo:font-weight="normal" officeooo:rsid="00744c08" style:font-weight-asian="normal" style:font-weight-complex="normal"/>
    </style:style>
    <style:style style:name="T47" style:family="text">
      <style:text-properties fo:font-weight="normal" officeooo:rsid="007510a9" style:font-weight-asian="normal" style:font-weight-complex="normal"/>
    </style:style>
    <style:style style:name="T48" style:family="text">
      <style:text-properties fo:font-weight="normal" officeooo:rsid="00ebef8a" style:font-weight-asian="normal" style:font-weight-complex="normal"/>
    </style:style>
    <style:style style:name="T49" style:family="text">
      <style:text-properties fo:font-weight="normal" officeooo:rsid="00f532ba" style:font-weight-asian="normal" style:font-weight-complex="normal"/>
    </style:style>
    <style:style style:name="T50" style:family="text">
      <style:text-properties fo:font-weight="normal" officeooo:rsid="0018d757" style:font-weight-asian="normal" style:font-weight-complex="normal"/>
    </style:style>
    <style:style style:name="T51" style:family="text">
      <style:text-properties fo:font-weight="normal" officeooo:rsid="001a33f9" style:font-weight-asian="normal" style:font-weight-complex="normal"/>
    </style:style>
    <style:style style:name="T52" style:family="text">
      <style:text-properties fo:font-weight="normal" officeooo:rsid="00f6e4d0" style:font-weight-asian="normal" style:font-weight-complex="normal"/>
    </style:style>
    <style:style style:name="T53" style:family="text">
      <style:text-properties fo:font-weight="normal" officeooo:rsid="00fab8b5" style:font-weight-asian="normal" style:font-weight-complex="normal"/>
    </style:style>
    <style:style style:name="T54" style:family="text">
      <style:text-properties fo:font-weight="normal" officeooo:rsid="010788e3" style:font-weight-asian="normal" style:font-weight-complex="normal"/>
    </style:style>
    <style:style style:name="T55" style:family="text">
      <style:text-properties fo:font-weight="normal" officeooo:rsid="01369fee" style:font-weight-asian="normal" style:font-weight-complex="normal"/>
    </style:style>
    <style:style style:name="T56" style:family="text">
      <style:text-properties fo:font-weight="normal" officeooo:rsid="00edbcb4" style:font-weight-asian="normal" style:font-weight-complex="normal"/>
    </style:style>
    <style:style style:name="T57" style:family="text">
      <style:text-properties fo:font-weight="normal" officeooo:rsid="00985f03" style:font-weight-asian="normal" style:font-weight-complex="normal"/>
    </style:style>
    <style:style style:name="T58" style:family="text">
      <style:text-properties fo:font-weight="normal" officeooo:rsid="0139bb05" style:font-weight-asian="normal" style:font-weight-complex="normal"/>
    </style:style>
    <style:style style:name="T59" style:family="text">
      <style:text-properties fo:font-weight="normal" officeooo:rsid="014b3f33" style:font-weight-asian="normal" style:font-weight-complex="normal"/>
    </style:style>
    <style:style style:name="T60" style:family="text">
      <style:text-properties fo:font-weight="normal" officeooo:rsid="014ba593" style:font-weight-asian="normal" style:font-weight-complex="normal"/>
    </style:style>
    <style:style style:name="T61" style:family="text">
      <style:text-properties fo:font-weight="normal" officeooo:rsid="017398e5" style:font-weight-asian="normal" style:font-weight-complex="normal"/>
    </style:style>
    <style:style style:name="T62" style:family="text">
      <style:text-properties fo:font-weight="normal" officeooo:rsid="01bf7e91" style:font-weight-asian="normal" style:font-weight-complex="normal"/>
    </style:style>
    <style:style style:name="T63" style:family="text">
      <style:text-properties fo:font-weight="normal" officeooo:rsid="01c804fe" style:font-weight-asian="normal" style:font-weight-complex="normal"/>
    </style:style>
    <style:style style:name="T64" style:family="text">
      <style:text-properties fo:font-weight="normal" officeooo:rsid="01c8a676" style:font-weight-asian="normal" style:font-weight-complex="normal"/>
    </style:style>
    <style:style style:name="T65" style:family="text">
      <style:text-properties fo:font-weight="normal" officeooo:rsid="01c8ad5f" style:font-weight-asian="normal" style:font-weight-complex="normal"/>
    </style:style>
    <style:style style:name="T66" style:family="text">
      <style:text-properties fo:font-weight="normal" officeooo:rsid="01c96d96" style:font-weight-asian="normal" style:font-weight-complex="normal"/>
    </style:style>
    <style:style style:name="T67" style:family="text">
      <style:text-properties fo:font-weight="normal" officeooo:rsid="01d0fed0" style:font-weight-asian="normal" style:font-weight-complex="normal"/>
    </style:style>
    <style:style style:name="T68" style:family="text">
      <style:text-properties fo:font-weight="normal" officeooo:rsid="01d2f60e" style:font-weight-asian="normal" style:font-weight-complex="normal"/>
    </style:style>
    <style:style style:name="T69" style:family="text">
      <style:text-properties fo:font-weight="normal" officeooo:rsid="01d3ee01" style:font-weight-asian="normal" style:font-weight-complex="normal"/>
    </style:style>
    <style:style style:name="T70" style:family="text">
      <style:text-properties fo:font-weight="normal" officeooo:rsid="01d91744" style:font-weight-asian="normal" style:font-weight-complex="normal"/>
    </style:style>
    <style:style style:name="T71" style:family="text">
      <style:text-properties fo:font-weight="normal" officeooo:rsid="01de4836" style:font-weight-asian="normal" style:font-weight-complex="normal"/>
    </style:style>
    <style:style style:name="T72" style:family="text">
      <style:text-properties fo:font-weight="normal" officeooo:rsid="01de900c" style:font-weight-asian="normal" style:font-weight-complex="normal"/>
    </style:style>
    <style:style style:name="T73" style:family="text">
      <style:text-properties fo:font-weight="normal" officeooo:rsid="01e97530" style:font-weight-asian="normal" style:font-weight-complex="normal"/>
    </style:style>
    <style:style style:name="T74" style:family="text">
      <style:text-properties fo:font-weight="normal" officeooo:rsid="01ea9ac6" style:font-weight-asian="normal" style:font-weight-complex="normal"/>
    </style:style>
    <style:style style:name="T75" style:family="text">
      <style:text-properties fo:font-weight="normal" officeooo:rsid="01eaca0d" style:font-weight-asian="normal" style:font-weight-complex="normal"/>
    </style:style>
    <style:style style:name="T76" style:family="text">
      <style:text-properties fo:font-weight="normal" officeooo:rsid="01eb428b" style:font-weight-asian="normal" style:font-weight-complex="normal"/>
    </style:style>
    <style:style style:name="T77" style:family="text">
      <style:text-properties fo:font-weight="normal" officeooo:rsid="01ec1f74" style:font-weight-asian="normal" style:font-weight-complex="normal"/>
    </style:style>
    <style:style style:name="T78" style:family="text">
      <style:text-properties fo:font-weight="normal" officeooo:rsid="01f01ae0" style:font-weight-asian="normal" style:font-weight-complex="normal"/>
    </style:style>
    <style:style style:name="T79" style:family="text">
      <style:text-properties fo:font-weight="normal" officeooo:rsid="01f47714" style:font-weight-asian="normal" style:font-weight-complex="normal"/>
    </style:style>
    <style:style style:name="T80" style:family="text">
      <style:text-properties fo:font-weight="normal" officeooo:rsid="0201f144" style:font-weight-asian="normal" style:font-weight-complex="normal"/>
    </style:style>
    <style:style style:name="T81" style:family="text">
      <style:text-properties fo:font-weight="normal" officeooo:rsid="02022d53" style:font-weight-asian="normal" style:font-weight-complex="normal"/>
    </style:style>
    <style:style style:name="T82" style:family="text">
      <style:text-properties fo:font-weight="normal" officeooo:rsid="020ca14a" style:font-weight-asian="normal" style:font-weight-complex="normal"/>
    </style:style>
    <style:style style:name="T83" style:family="text">
      <style:text-properties fo:font-weight="normal" officeooo:rsid="02314e4a" style:font-weight-asian="normal" style:font-weight-complex="normal"/>
    </style:style>
    <style:style style:name="T84" style:family="text">
      <style:text-properties fo:font-weight="normal" officeooo:rsid="02318153" style:font-weight-asian="normal" style:font-weight-complex="normal"/>
    </style:style>
    <style:style style:name="T85" style:family="text">
      <style:text-properties fo:font-weight="normal" officeooo:rsid="0234a439" style:font-weight-asian="normal" style:font-weight-complex="normal"/>
    </style:style>
    <style:style style:name="T86" style:family="text">
      <style:text-properties fo:font-weight="normal" officeooo:rsid="025a9459" style:font-weight-asian="normal" style:font-weight-complex="normal"/>
    </style:style>
    <style:style style:name="T87" style:family="text">
      <style:text-properties fo:font-variant="normal" fo:text-transform="none" fo:color="#000000" style:font-name="SFMono-Regular" fo:font-size="9pt" fo:letter-spacing="normal" fo:font-style="normal" fo:font-weight="normal"/>
    </style:style>
    <style:style style:name="T88" style:family="text">
      <style:text-properties fo:font-variant="normal" fo:text-transform="none" fo:color="#000000" style:font-name="Liberation Serif" fo:font-size="12pt" fo:letter-spacing="normal" fo:font-style="normal" fo:font-weight="normal" officeooo:rsid="0031e9b0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fo:font-variant="normal" fo:text-transform="none" fo:color="#000000" style:font-name="Liberation Serif" fo:font-size="12pt" fo:letter-spacing="normal" fo:font-style="normal" fo:font-weight="normal" officeooo:rsid="0082c1ea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fo:font-variant="normal" fo:text-transform="none" fo:color="#000000" style:font-name="Liberation Serif" fo:font-size="12pt" fo:letter-spacing="normal" fo:font-style="normal" fo:font-weight="normal" officeooo:rsid="012dbe5d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fo:font-variant="normal" fo:text-transform="none" fo:color="#000000" style:font-name="Liberation Serif" fo:font-size="12pt" fo:letter-spacing="normal" fo:font-style="normal" fo:font-weight="normal" officeooo:rsid="0177ef02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bc5119" style:font-size-asian="10.5pt" style:font-style-asian="normal" style:font-weight-asian="normal" style:font-size-complex="12pt" style:font-style-complex="normal" style:font-weight-complex="normal"/>
    </style:style>
    <style:style style:name="T93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bda499" style:font-size-asian="10.5pt" style:font-style-asian="normal" style:font-weight-asian="normal" style:font-size-complex="12pt" style:font-style-complex="normal" style:font-weight-complex="normal"/>
    </style:style>
    <style:style style:name="T94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bde77d" style:font-size-asian="10.5pt" style:font-style-asian="normal" style:font-weight-asian="normal" style:font-size-complex="12pt" style:font-style-complex="normal" style:font-weight-complex="normal"/>
    </style:style>
    <style:style style:name="T95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810013" style:font-size-asian="10.5pt" style:font-style-asian="normal" style:font-weight-asian="normal" style:font-size-complex="12pt" style:font-style-complex="normal" style:font-weight-complex="normal"/>
    </style:style>
    <style:style style:name="T96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8169bb" style:font-size-asian="10.5pt" style:font-style-asian="normal" style:font-weight-asian="normal" style:font-size-complex="12pt" style:font-style-complex="normal" style:font-weight-complex="normal"/>
    </style:style>
    <style:style style:name="T97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bb936d" style:font-size-asian="10.5pt" style:font-style-asian="normal" style:font-weight-asian="normal" style:font-size-complex="12pt" style:font-style-complex="normal" style:font-weight-complex="normal"/>
    </style:style>
    <style:style style:name="T98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bbfedf" style:font-size-asian="10.5pt" style:font-style-asian="normal" style:font-weight-asian="normal" style:font-size-complex="12pt" style:font-style-complex="normal" style:font-weight-complex="normal"/>
    </style:style>
    <style:style style:name="T99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c1cc53" style:font-size-asian="10.5pt" style:font-style-asian="normal" style:font-weight-asian="normal" style:font-size-complex="12pt" style:font-style-complex="normal" style:font-weight-complex="normal"/>
    </style:style>
    <style:style style:name="T100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c35008" style:font-size-asian="10.5pt" style:font-style-asian="normal" style:font-weight-asian="normal" style:font-size-complex="12pt" style:font-style-complex="normal" style:font-weight-complex="normal"/>
    </style:style>
    <style:style style:name="T101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c3dd25" style:font-size-asian="10.5pt" style:font-style-asian="normal" style:font-weight-asian="normal" style:font-size-complex="12pt" style:font-style-complex="normal" style:font-weight-complex="normal"/>
    </style:style>
    <style:style style:name="T102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200cb33" style:font-size-asian="10.5pt" style:font-style-asian="normal" style:font-weight-asian="normal" style:font-size-complex="12pt" style:font-style-complex="normal" style:font-weight-complex="normal"/>
    </style:style>
    <style:style style:name="T103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20181b6" style:font-size-asian="10.5pt" style:font-style-asian="normal" style:font-weight-asian="normal" style:font-size-complex="12pt" style:font-style-complex="normal" style:font-weight-complex="normal"/>
    </style:style>
    <style:style style:name="T104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bf7e91" style:font-size-asian="10.5pt" style:font-style-asian="normal" style:font-weight-asian="normal" style:font-size-complex="12pt" style:font-style-complex="normal" style:font-weight-complex="normal"/>
    </style:style>
    <style:style style:name="T105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203ed96" style:font-size-asian="10.5pt" style:font-style-asian="normal" style:font-weight-asian="normal" style:font-size-complex="12pt" style:font-style-complex="normal" style:font-weight-complex="normal"/>
    </style:style>
    <style:style style:name="T106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cacebd" style:font-size-asian="10.5pt" style:font-style-asian="normal" style:font-weight-asian="normal" style:font-size-complex="12pt" style:font-style-complex="normal" style:font-weight-complex="normal"/>
    </style:style>
    <style:style style:name="T107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d0fed0" style:font-size-asian="10.5pt" style:font-style-asian="normal" style:font-weight-asian="normal" style:font-size-complex="12pt" style:font-style-complex="normal" style:font-weight-complex="normal"/>
    </style:style>
    <style:style style:name="T108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cf7e32" style:font-size-asian="10.5pt" style:font-style-asian="normal" style:font-weight-asian="normal" style:font-size-complex="12pt" style:font-style-complex="normal" style:font-weight-complex="normal"/>
    </style:style>
    <style:style style:name="T109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d05281" style:font-size-asian="10.5pt" style:font-style-asian="normal" style:font-weight-asian="normal" style:font-size-complex="12pt" style:font-style-complex="normal" style:font-weight-complex="normal"/>
    </style:style>
    <style:style style:name="T110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d5db45" style:font-size-asian="10.5pt" style:font-style-asian="normal" style:font-weight-asian="normal" style:font-size-complex="12pt" style:font-style-complex="normal" style:font-weight-complex="normal"/>
    </style:style>
    <style:style style:name="T111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21f085a" style:font-size-asian="10.5pt" style:font-style-asian="normal" style:font-weight-asian="normal" style:font-size-complex="12pt" style:font-style-complex="normal" style:font-weight-complex="normal"/>
    </style:style>
    <style:style style:name="T112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2380156" style:font-size-asian="10.5pt" style:font-style-asian="normal" style:font-weight-asian="normal" style:font-size-complex="12pt" style:font-style-complex="normal" style:font-weight-complex="normal"/>
    </style:style>
    <style:style style:name="T113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25b6ce8" style:font-size-asian="10.5pt" style:font-style-asian="normal" style:font-weight-asian="normal" style:font-size-complex="12pt" style:font-style-complex="normal" style:font-weight-complex="normal"/>
    </style:style>
    <style:style style:name="T114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25e9ee2" style:font-size-asian="10.5pt" style:font-style-asian="normal" style:font-weight-asian="normal" style:font-size-complex="12pt" style:font-style-complex="normal" style:font-weight-complex="normal"/>
    </style:style>
    <style:style style:name="T115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30a024" style:font-size-asian="12pt" style:font-style-asian="normal" style:font-weight-asian="normal" style:font-size-complex="12pt" style:font-style-complex="normal" style:font-weight-complex="normal"/>
    </style:style>
    <style:style style:name="T116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4ee900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f1fa0" style:font-size-asian="12pt" style:font-style-asian="normal" style:font-weight-asian="normal" style:font-size-complex="12pt" style:font-style-complex="normal" style:font-weight-complex="normal"/>
    </style:style>
    <style:style style:name="T118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7398e5" style:font-size-asian="12pt" style:font-style-asian="normal" style:font-weight-asian="normal" style:font-size-complex="12pt" style:font-style-complex="normal" style:font-weight-complex="normal"/>
    </style:style>
    <style:style style:name="T119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f78589" style:font-size-asian="12pt" style:font-style-asian="normal" style:font-weight-asian="normal" style:font-size-complex="12pt" style:font-style-complex="normal" style:font-weight-complex="normal"/>
    </style:style>
    <style:style style:name="T120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5fed0d" style:font-size-asian="12pt" style:font-style-asian="normal" style:font-weight-asian="normal" style:font-size-complex="12pt" style:font-style-complex="normal" style:font-weight-complex="normal"/>
    </style:style>
    <style:style style:name="T121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217edaa" style:font-size-asian="12pt" style:font-style-asian="normal" style:font-weight-asian="normal" style:font-size-complex="12pt" style:font-style-complex="normal" style:font-weight-complex="normal"/>
    </style:style>
    <style:style style:name="T122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1614068" style:font-size-asian="12pt" style:font-style-asian="normal" style:font-weight-asian="normal" style:font-size-complex="12pt" style:font-style-complex="normal" style:font-weight-complex="normal"/>
    </style:style>
    <style:style style:name="T123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24ed947" style:font-size-asian="12pt" style:font-style-asian="normal" style:font-weight-asian="normal" style:font-size-complex="12pt" style:font-style-complex="normal" style:font-weight-complex="normal"/>
    </style:style>
    <style:style style:name="T124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bc5119" style:font-size-asian="10.5pt" style:font-style-asian="normal" style:font-weight-asian="bold" style:font-size-complex="12pt" style:font-style-complex="normal" style:font-weight-complex="bold"/>
    </style:style>
    <style:style style:name="T125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bde77d" style:font-size-asian="10.5pt" style:font-style-asian="normal" style:font-weight-asian="bold" style:font-size-complex="12pt" style:font-style-complex="normal" style:font-weight-complex="bold"/>
    </style:style>
    <style:style style:name="T126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e88145" style:font-size-asian="10.5pt" style:font-style-asian="normal" style:font-weight-asian="bold" style:font-size-complex="12pt" style:font-style-complex="normal" style:font-weight-complex="bold"/>
    </style:style>
    <style:style style:name="T127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1bb936d" style:font-size-asian="10.5pt" style:font-style-asian="normal" style:font-weight-asian="bold" style:font-size-complex="12pt" style:font-style-complex="normal" style:font-weight-complex="bold"/>
    </style:style>
    <style:style style:name="T128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20181b6" style:font-size-asian="10.5pt" style:font-style-asian="normal" style:font-weight-asian="bold" style:font-size-complex="12pt" style:font-style-complex="normal" style:font-weight-complex="bold"/>
    </style:style>
    <style:style style:name="T129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1c3dd25" style:font-size-asian="10.5pt" style:font-style-asian="normal" style:font-weight-asian="bold" style:font-size-complex="12pt" style:font-style-complex="normal" style:font-weight-complex="bold"/>
    </style:style>
    <style:style style:name="T130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1bf7e91" style:font-size-asian="10.5pt" style:font-style-asian="normal" style:font-weight-asian="bold" style:font-size-complex="12pt" style:font-style-complex="normal" style:font-weight-complex="bold"/>
    </style:style>
    <style:style style:name="T131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1cf7e32" style:font-size-asian="10.5pt" style:font-style-asian="normal" style:font-weight-asian="bold" style:font-size-complex="12pt" style:font-style-complex="normal" style:font-weight-complex="bold"/>
    </style:style>
    <style:style style:name="T132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bda499" style:font-size-asian="10.5pt" style:font-style-asian="normal" style:font-weight-asian="bold" style:font-size-complex="12pt" style:font-style-complex="normal" style:font-weight-complex="bold"/>
    </style:style>
    <style:style style:name="T133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22dec35" style:font-size-asian="10.5pt" style:font-style-asian="normal" style:font-weight-asian="bold" style:font-size-complex="12pt" style:font-style-complex="normal" style:font-weight-complex="bold"/>
    </style:style>
    <style:style style:name="T134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15fed0d" style:font-size-asian="12pt" style:font-style-asian="normal" style:font-weight-asian="bold" style:font-size-complex="12pt" style:font-style-complex="normal" style:font-weight-complex="bold"/>
    </style:style>
    <style:style style:name="T135" style:family="text">
      <style:text-properties fo:font-variant="normal" fo:text-transform="none" fo:color="#24292e" style:font-name="SFMono-Regular2" fo:font-size="9.75pt" fo:letter-spacing="normal" fo:font-style="normal" style:text-underline-style="none" fo:font-weight="normal" officeooo:rsid="008b704c" fo:background-color="transparent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136" style:family="text">
      <style:text-properties fo:font-variant="normal" fo:text-transform="none" fo:color="#24292e" style:font-name="apple-system1" fo:font-size="12pt" fo:letter-spacing="normal" fo:font-style="normal" style:text-underline-style="none" fo:font-weight="normal" officeooo:rsid="008eabba" fo:background-color="transparent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137" style:family="text">
      <style:text-properties fo:font-variant="normal" fo:text-transform="none" fo:color="#24292e" style:font-name="apple-system1" fo:font-size="12pt" fo:letter-spacing="normal" fo:font-style="normal" style:text-underline-style="none" fo:font-weight="normal" officeooo:rsid="01bb936d" style:font-size-asian="10.5pt" style:font-style-asian="normal" style:font-weight-asian="normal" style:font-size-complex="12pt" style:font-style-complex="normal" style:font-weight-complex="normal"/>
    </style:style>
    <style:style style:name="T138" style:family="text">
      <style:text-properties fo:font-variant="normal" fo:text-transform="none" fo:color="#24292e" style:font-name="Liberation Serif" fo:font-size="12pt" fo:letter-spacing="normal" fo:font-style="normal" style:text-underline-style="none" fo:font-weight="normal" officeooo:rsid="00c3b4c2" style:font-size-asian="10.5pt" style:font-style-asian="normal" style:font-weight-asian="bold" style:font-size-complex="12pt" style:font-style-complex="normal" style:font-weight-complex="bold"/>
    </style:style>
    <style:style style:name="T139" style:family="text">
      <style:text-properties fo:font-variant="normal" fo:text-transform="none" fo:color="#24292e" style:font-name="Liberation Serif" fo:font-size="12pt" fo:letter-spacing="normal" fo:font-style="normal" style:text-underline-style="none" fo:font-weight="normal" officeooo:rsid="00e71598" style:font-size-asian="10.5pt" style:font-style-asian="normal" style:font-weight-asian="bold" style:font-size-complex="12pt" style:font-style-complex="normal" style:font-weight-complex="bold"/>
    </style:style>
    <style:style style:name="T140" style:family="text">
      <style:text-properties fo:font-variant="normal" fo:text-transform="none" fo:color="#24292e" style:font-name="Liberation Serif" fo:font-size="12pt" fo:letter-spacing="normal" fo:font-style="normal" style:text-underline-style="none" fo:font-weight="normal" officeooo:rsid="00cb90ad" style:font-size-asian="10.5pt" style:font-style-asian="normal" style:font-weight-asian="bold" style:font-size-complex="12pt" style:font-style-complex="normal" style:font-weight-complex="bold"/>
    </style:style>
    <style:style style:name="T141" style:family="text">
      <style:text-properties fo:font-variant="normal" fo:text-transform="none" fo:color="#24292e" style:font-name="Liberation Serif" fo:font-size="12pt" fo:letter-spacing="normal" fo:font-style="normal" style:text-underline-style="none" fo:font-weight="normal" officeooo:rsid="015dd37b" style:font-size-asian="10.5pt" style:font-style-asian="normal" style:font-weight-asian="bold" style:font-size-complex="12pt" style:font-style-complex="normal" style:font-weight-complex="bold"/>
    </style:style>
    <style:style style:name="T142" style:family="text">
      <style:text-properties fo:font-variant="normal" fo:text-transform="none" fo:color="#24292e" style:font-name="Liberation Serif" fo:font-size="12pt" fo:letter-spacing="normal" fo:font-style="normal" style:text-underline-style="none" fo:font-weight="normal" officeooo:rsid="00c3b4c2" style:font-size-asian="10.5pt" style:font-style-asian="normal" style:font-weight-asian="normal" style:font-size-complex="12pt" style:font-style-complex="normal" style:font-weight-complex="normal"/>
    </style:style>
    <style:style style:name="T143" style:family="text">
      <style:text-properties fo:font-variant="normal" fo:text-transform="none" fo:color="#24292e" style:font-name="Liberation Serif" fo:font-size="12pt" fo:letter-spacing="normal" fo:font-style="normal" style:text-underline-style="none" fo:font-weight="bold" officeooo:rsid="00c3b4c2" style:font-size-asian="10.5pt" style:font-style-asian="normal" style:font-weight-asian="bold" style:font-size-complex="12pt" style:font-style-complex="normal" style:font-weight-complex="bold"/>
    </style:style>
    <style:style style:name="T144" style:family="text">
      <style:text-properties fo:font-variant="normal" fo:text-transform="none" fo:color="#24292e" style:font-name="Liberation Serif" fo:font-size="12pt" fo:letter-spacing="normal" fo:font-style="normal" style:text-underline-style="solid" style:text-underline-width="auto" style:text-underline-color="font-color" fo:font-weight="bold" officeooo:rsid="015b5e9f" style:font-size-asian="10.5pt" style:font-style-asian="normal" style:font-weight-asian="bold" style:font-size-complex="12pt" style:font-style-complex="normal" style:font-weight-complex="bold"/>
    </style:style>
    <style:style style:name="T145" style:family="text">
      <style:text-properties fo:font-variant="normal" fo:text-transform="none" fo:color="#323330" style:text-line-through-style="none" style:text-line-through-type="none" style:font-name="apple-system" fo:font-size="18pt" fo:letter-spacing="normal" fo:font-style="normal" style:text-underline-style="none" fo:font-weight="bold" style:text-blinking="false" loext:padding="0cm" loext:border="none"/>
    </style:style>
    <style:style style:name="T146" style:family="text">
      <style:text-properties officeooo:rsid="002855d5"/>
    </style:style>
    <style:style style:name="T147" style:family="text">
      <style:text-properties officeooo:rsid="002a42e7"/>
    </style:style>
    <style:style style:name="T148" style:family="text">
      <style:text-properties officeooo:rsid="003b927b"/>
    </style:style>
    <style:style style:name="T149" style:family="text">
      <style:text-properties officeooo:rsid="003e7d17"/>
    </style:style>
    <style:style style:name="T150" style:family="text">
      <style:text-properties officeooo:rsid="00413a2f"/>
    </style:style>
    <style:style style:name="T151" style:family="text">
      <style:text-properties officeooo:rsid="0044d689"/>
    </style:style>
    <style:style style:name="T152" style:family="text">
      <style:text-properties officeooo:rsid="0044ef38"/>
    </style:style>
    <style:style style:name="T153" style:family="text">
      <style:text-properties officeooo:rsid="0046a093"/>
    </style:style>
    <style:style style:name="T154" style:family="text">
      <style:text-properties officeooo:rsid="0048fc86"/>
    </style:style>
    <style:style style:name="T155" style:family="text">
      <style:text-properties officeooo:rsid="005bb0e7"/>
    </style:style>
    <style:style style:name="T156" style:family="text">
      <style:text-properties fo:font-size="18pt" fo:font-weight="bold" style:font-size-asian="18pt" style:font-weight-asian="bold" style:font-size-complex="18pt" style:font-weight-complex="bold"/>
    </style:style>
    <style:style style:name="T157" style:family="text">
      <style:text-properties fo:font-size="18pt" fo:font-weight="bold" officeooo:rsid="017b5503" style:font-size-asian="18pt" style:font-weight-asian="bold" style:font-size-complex="18pt" style:font-weight-complex="bold"/>
    </style:style>
    <style:style style:name="T158" style:family="text">
      <style:text-properties style:text-underline-style="none" fo:font-weight="normal" officeooo:rsid="001a2b4a" style:font-weight-asian="normal" style:font-weight-complex="normal"/>
    </style:style>
    <style:style style:name="T159" style:family="text">
      <style:text-properties style:text-underline-style="none" fo:font-weight="normal" officeooo:rsid="0070747e" style:font-weight-asian="normal" style:font-weight-complex="normal"/>
    </style:style>
    <style:style style:name="T160" style:family="text">
      <style:text-properties style:text-underline-style="none" fo:font-weight="normal" officeooo:rsid="003d4959" style:font-weight-asian="normal" style:font-weight-complex="normal"/>
    </style:style>
    <style:style style:name="T161" style:family="text">
      <style:text-properties style:text-underline-style="none" fo:font-weight="normal" officeooo:rsid="0146c2e4" style:font-weight-asian="normal" style:font-weight-complex="normal"/>
    </style:style>
    <style:style style:name="T162" style:family="text">
      <style:text-properties style:text-underline-style="none" fo:font-weight="normal" officeooo:rsid="0209cd18" style:font-weight-asian="normal" style:font-weight-complex="normal"/>
    </style:style>
    <style:style style:name="T163" style:family="text">
      <style:text-properties style:text-underline-style="none" officeooo:rsid="0178e316"/>
    </style:style>
    <style:style style:name="T164" style:family="text">
      <style:text-properties style:text-underline-style="none" officeooo:rsid="005fc2d8"/>
    </style:style>
    <style:style style:name="T165" style:family="text">
      <style:text-properties style:text-underline-style="none" officeooo:rsid="0068d353"/>
    </style:style>
    <style:style style:name="T166" style:family="text">
      <style:text-properties style:text-underline-style="none" officeooo:rsid="01dbb87e"/>
    </style:style>
    <style:style style:name="T167" style:family="text">
      <style:text-properties style:text-underline-style="none" fo:font-weight="bold" officeooo:rsid="001a2b4a" style:font-weight-asian="bold" style:font-weight-complex="bold"/>
    </style:style>
    <style:style style:name="T168" style:family="text">
      <style:text-properties officeooo:rsid="007569f2"/>
    </style:style>
    <style:style style:name="T169" style:family="text">
      <style:text-properties officeooo:rsid="00985f03"/>
    </style:style>
    <style:style style:name="T170" style:family="text">
      <style:text-properties fo:font-style="normal" style:font-style-asian="normal" style:font-style-complex="normal"/>
    </style:style>
    <style:style style:name="T171" style:family="text">
      <style:text-properties officeooo:rsid="00c6b252"/>
    </style:style>
    <style:style style:name="T172" style:family="text">
      <style:text-properties officeooo:rsid="00c6c4a6"/>
    </style:style>
    <style:style style:name="T173" style:family="text">
      <style:text-properties officeooo:rsid="00ce3443"/>
    </style:style>
    <style:style style:name="T174" style:family="text">
      <style:text-properties officeooo:rsid="00cecfb2"/>
    </style:style>
    <style:style style:name="T175" style:family="text">
      <style:text-properties officeooo:rsid="00d126fe"/>
    </style:style>
    <style:style style:name="T176" style:family="text">
      <style:text-properties officeooo:rsid="00d728b0"/>
    </style:style>
    <style:style style:name="T177" style:family="text">
      <style:text-properties officeooo:rsid="00e7fa70"/>
    </style:style>
    <style:style style:name="T178" style:family="text">
      <style:text-properties officeooo:rsid="00ece6ce"/>
    </style:style>
    <style:style style:name="T179" style:family="text">
      <style:text-properties officeooo:rsid="00f041c1"/>
    </style:style>
    <style:style style:name="T180" style:family="text">
      <style:text-properties officeooo:rsid="005fc2d8"/>
    </style:style>
    <style:style style:name="T181" style:family="text">
      <style:text-properties officeooo:rsid="00f532ba"/>
    </style:style>
    <style:style style:name="T182" style:family="text">
      <style:text-properties officeooo:rsid="00f6326b"/>
    </style:style>
    <style:style style:name="T183" style:family="text">
      <style:text-properties officeooo:rsid="00f7beb0"/>
    </style:style>
    <style:style style:name="T184" style:family="text">
      <style:text-properties officeooo:rsid="00fc0053"/>
    </style:style>
    <style:style style:name="T185" style:family="text">
      <style:text-properties officeooo:rsid="00fd6c0b"/>
    </style:style>
    <style:style style:name="T186" style:family="text">
      <style:text-properties officeooo:rsid="01015758"/>
    </style:style>
    <style:style style:name="T187" style:family="text">
      <style:text-properties officeooo:rsid="01037cc6"/>
    </style:style>
    <style:style style:name="T188" style:family="text">
      <style:text-properties officeooo:rsid="010436b1"/>
    </style:style>
    <style:style style:name="T189" style:family="text">
      <style:text-properties officeooo:rsid="01063164"/>
    </style:style>
    <style:style style:name="T190" style:family="text">
      <style:text-properties fo:color="#c9211e" style:font-name="SFMono-Regular3" fo:font-size="9pt" fo:font-style="normal" fo:font-weight="normal" officeooo:rsid="0113b137" style:font-size-asian="9pt" style:font-style-asian="normal" style:font-weight-asian="normal"/>
    </style:style>
    <style:style style:name="T191" style:family="text">
      <style:text-properties officeooo:rsid="01139965"/>
    </style:style>
    <style:style style:name="T192" style:family="text">
      <style:text-properties officeooo:rsid="0113b137"/>
    </style:style>
    <style:style style:name="T193" style:family="text">
      <style:text-properties officeooo:rsid="0114720a"/>
    </style:style>
    <style:style style:name="T194" style:family="text">
      <style:text-properties officeooo:rsid="0115e0fc"/>
    </style:style>
    <style:style style:name="T195" style:family="text">
      <style:text-properties officeooo:rsid="0117725f"/>
    </style:style>
    <style:style style:name="T196" style:family="text">
      <style:text-properties officeooo:rsid="01204c0a"/>
    </style:style>
    <style:style style:name="T197" style:family="text">
      <style:text-properties officeooo:rsid="0121ace4"/>
    </style:style>
    <style:style style:name="T198" style:family="text">
      <style:text-properties officeooo:rsid="012461e4"/>
    </style:style>
    <style:style style:name="T199" style:family="text">
      <style:text-properties officeooo:rsid="01271a7a"/>
    </style:style>
    <style:style style:name="T200" style:family="text">
      <style:text-properties officeooo:rsid="012dbe5d"/>
    </style:style>
    <style:style style:name="T201" style:family="text">
      <style:text-properties officeooo:rsid="00e55e6e"/>
    </style:style>
    <style:style style:name="T202" style:family="text">
      <style:text-properties officeooo:rsid="012fbb89"/>
    </style:style>
    <style:style style:name="T20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4" style:family="text">
      <style:text-properties style:text-underline-style="solid" style:text-underline-width="auto" style:text-underline-color="font-color" fo:font-weight="bold" officeooo:rsid="013440f1" style:font-weight-asian="bold" style:font-weight-complex="bold"/>
    </style:style>
    <style:style style:name="T205" style:family="text">
      <style:text-properties style:text-underline-style="solid" style:text-underline-width="auto" style:text-underline-color="font-color" officeooo:rsid="00d5b238"/>
    </style:style>
    <style:style style:name="T206" style:family="text">
      <style:text-properties officeooo:rsid="01349a8c"/>
    </style:style>
    <style:style style:name="T207" style:family="text">
      <style:text-properties officeooo:rsid="01364537"/>
    </style:style>
    <style:style style:name="T208" style:family="text">
      <style:text-properties officeooo:rsid="01387865"/>
    </style:style>
    <style:style style:name="T209" style:family="text">
      <style:text-properties officeooo:rsid="0139bb05"/>
    </style:style>
    <style:style style:name="T210" style:family="text">
      <style:text-properties officeooo:rsid="013c2e0e"/>
    </style:style>
    <style:style style:name="T211" style:family="text">
      <style:text-properties officeooo:rsid="013d2c7b"/>
    </style:style>
    <style:style style:name="T212" style:family="text">
      <style:text-properties officeooo:rsid="0146c2e4"/>
    </style:style>
    <style:style style:name="T213" style:family="text">
      <style:text-properties officeooo:rsid="014b3f33"/>
    </style:style>
    <style:style style:name="T214" style:family="text">
      <style:text-properties officeooo:rsid="014d4665"/>
    </style:style>
    <style:style style:name="T215" style:family="text">
      <style:text-properties officeooo:rsid="014dfd9b"/>
    </style:style>
    <style:style style:name="T216" style:family="text">
      <style:text-properties officeooo:rsid="014f96dd"/>
    </style:style>
    <style:style style:name="T217" style:family="text">
      <style:text-properties officeooo:rsid="014ffcf1"/>
    </style:style>
    <style:style style:name="T218" style:family="text">
      <style:text-properties officeooo:rsid="015f7df0"/>
    </style:style>
    <style:style style:name="T219" style:family="text">
      <style:text-properties officeooo:rsid="016413bf"/>
    </style:style>
    <style:style style:name="T220" style:family="text">
      <style:text-properties officeooo:rsid="0164be95"/>
    </style:style>
    <style:style style:name="T221" style:family="text">
      <style:text-properties officeooo:rsid="0164f7ad"/>
    </style:style>
    <style:style style:name="T222" style:family="text">
      <style:text-properties officeooo:rsid="00d5cd27"/>
    </style:style>
    <style:style style:name="T223" style:family="text">
      <style:text-properties officeooo:rsid="00d5b238"/>
    </style:style>
    <style:style style:name="T224" style:family="text">
      <style:text-properties officeooo:rsid="01677a04"/>
    </style:style>
    <style:style style:name="T225" style:family="text">
      <style:text-properties officeooo:rsid="0167f3b9"/>
    </style:style>
    <style:style style:name="T226" style:family="text">
      <style:text-properties officeooo:rsid="016b6f35"/>
    </style:style>
    <style:style style:name="T227" style:family="text">
      <style:text-properties officeooo:rsid="016ed049"/>
    </style:style>
    <style:style style:name="T228" style:family="text">
      <style:text-properties officeooo:rsid="01754a84"/>
    </style:style>
    <style:style style:name="T229" style:family="text">
      <style:text-properties officeooo:rsid="01770768"/>
    </style:style>
    <style:style style:name="T230" style:family="text">
      <style:text-properties officeooo:rsid="0178e316"/>
    </style:style>
    <style:style style:name="T231" style:family="text">
      <style:text-properties officeooo:rsid="0179a50b"/>
    </style:style>
    <style:style style:name="T232" style:family="text">
      <style:text-properties officeooo:rsid="01835366"/>
    </style:style>
    <style:style style:name="T233" style:family="text">
      <style:text-properties officeooo:rsid="018651f6"/>
    </style:style>
    <style:style style:name="T234" style:family="text">
      <style:text-properties officeooo:rsid="01879cee"/>
    </style:style>
    <style:style style:name="T235" style:family="text">
      <style:text-properties officeooo:rsid="018940ba"/>
    </style:style>
    <style:style style:name="T236" style:family="text">
      <style:text-properties officeooo:rsid="01895894"/>
    </style:style>
    <style:style style:name="T237" style:family="text">
      <style:text-properties officeooo:rsid="018e541d"/>
    </style:style>
    <style:style style:name="T238" style:family="text">
      <style:text-properties officeooo:rsid="018fbed4"/>
    </style:style>
    <style:style style:name="T239" style:family="text">
      <style:text-properties officeooo:rsid="0199d1de"/>
    </style:style>
    <style:style style:name="T240" style:family="text">
      <style:text-properties officeooo:rsid="01a1e274"/>
    </style:style>
    <style:style style:name="T241" style:family="text">
      <style:text-properties officeooo:rsid="01a3cd2a"/>
    </style:style>
    <style:style style:name="T242" style:family="text">
      <style:text-properties officeooo:rsid="01a48078"/>
    </style:style>
    <style:style style:name="T243" style:family="text">
      <style:text-properties officeooo:rsid="01a704a5"/>
    </style:style>
    <style:style style:name="T244" style:family="text">
      <style:text-properties officeooo:rsid="01ac50fd"/>
    </style:style>
    <style:style style:name="T245" style:family="text">
      <style:text-properties officeooo:rsid="01acd4e6"/>
    </style:style>
    <style:style style:name="T246" style:family="text">
      <style:text-properties officeooo:rsid="01b5c125"/>
    </style:style>
    <style:style style:name="T247" style:family="text">
      <style:text-properties officeooo:rsid="01b72f90"/>
    </style:style>
    <style:style style:name="T248" style:family="text">
      <style:text-properties officeooo:rsid="02314e4a" style:font-weight-asian="normal" style:font-weight-complex="normal"/>
    </style:style>
    <style:style style:name="T249" style:family="text">
      <style:text-properties officeooo:rsid="01bf7e91"/>
    </style:style>
    <style:style style:name="T250" style:family="text">
      <style:text-properties officeooo:rsid="01c7da86"/>
    </style:style>
    <style:style style:name="T251" style:family="text">
      <style:text-properties officeooo:rsid="01d2f60e"/>
    </style:style>
    <style:style style:name="T252" style:family="text">
      <style:text-properties officeooo:rsid="01dbb87e"/>
    </style:style>
    <style:style style:name="T253" style:family="text">
      <style:text-properties officeooo:rsid="01de900c"/>
    </style:style>
    <style:style style:name="T254" style:family="text">
      <style:text-properties officeooo:rsid="01e37ed9"/>
    </style:style>
    <style:style style:name="T255" style:family="text">
      <style:text-properties officeooo:rsid="01e3c8ef"/>
    </style:style>
    <style:style style:name="T256" style:family="text">
      <style:text-properties officeooo:rsid="01ed49fa"/>
    </style:style>
    <style:style style:name="T257" style:family="text">
      <style:text-properties officeooo:rsid="01ed5ae5"/>
    </style:style>
    <style:style style:name="T258" style:family="text">
      <style:text-properties officeooo:rsid="01ee66d0"/>
    </style:style>
    <style:style style:name="T259" style:family="text">
      <style:text-properties officeooo:rsid="01f1bdcb"/>
    </style:style>
    <style:style style:name="T260" style:family="text">
      <style:text-properties officeooo:rsid="01f7693f"/>
    </style:style>
    <style:style style:name="T261" style:family="text">
      <style:text-properties officeooo:rsid="01f9eeb5"/>
    </style:style>
    <style:style style:name="T262" style:family="text">
      <style:text-properties officeooo:rsid="01fb0822"/>
    </style:style>
    <style:style style:name="T263" style:family="text">
      <style:text-properties officeooo:rsid="01fc1e63"/>
    </style:style>
    <style:style style:name="T264" style:family="text">
      <style:text-properties officeooo:rsid="01fd6817"/>
    </style:style>
    <style:style style:name="T265" style:family="text">
      <style:text-properties officeooo:rsid="01ffd8df"/>
    </style:style>
    <style:style style:name="T266" style:family="text">
      <style:text-properties officeooo:rsid="02083438"/>
    </style:style>
    <style:style style:name="T267" style:family="text">
      <style:text-properties style:font-name="Liberation Serif" fo:font-size="12pt" style:text-underline-style="none" officeooo:rsid="01e8fdc9" style:font-size-asian="12pt" style:font-size-complex="12pt"/>
    </style:style>
    <style:style style:name="T268" style:family="text">
      <style:text-properties style:font-name="Liberation Serif" fo:font-size="12pt" style:text-underline-style="none" officeooo:rsid="00763180" style:font-size-asian="12pt" style:font-size-complex="12pt"/>
    </style:style>
    <style:style style:name="T269" style:family="text">
      <style:text-properties style:font-name="Liberation Serif" fo:font-size="12pt" style:text-underline-style="none" officeooo:rsid="001aa9ec" style:font-size-asian="12pt" style:font-size-complex="12pt"/>
    </style:style>
    <style:style style:name="T270" style:family="text">
      <style:text-properties style:font-name="Liberation Serif" fo:font-size="12pt" style:text-underline-style="none" fo:font-weight="bold" officeooo:rsid="001aa9ec" style:font-size-asian="12pt" style:font-weight-asian="bold" style:font-size-complex="12pt" style:font-weight-complex="bold"/>
    </style:style>
    <style:style style:name="T271" style:family="text">
      <style:text-properties style:font-name="Liberation Serif" fo:font-size="12pt" style:text-underline-style="none" fo:font-weight="normal" officeooo:rsid="001aa9ec" style:font-size-asian="12pt" style:font-weight-asian="normal" style:font-size-complex="12pt" style:font-weight-complex="normal"/>
    </style:style>
    <style:style style:name="T272" style:family="text">
      <style:text-properties style:font-name="Liberation Serif" fo:font-size="12pt" style:text-underline-style="none" fo:font-weight="normal" officeooo:rsid="00420e86" style:font-size-asian="12pt" style:font-weight-asian="normal" style:font-size-complex="12pt" style:font-weight-complex="normal"/>
    </style:style>
    <style:style style:name="T273" style:family="text">
      <style:text-properties style:font-name="Liberation Serif" fo:font-size="12pt" style:text-underline-style="none" fo:font-weight="normal" officeooo:rsid="001ab09d" style:font-size-asian="12pt" style:font-weight-asian="normal" style:font-size-complex="12pt" style:font-weight-complex="normal"/>
    </style:style>
    <style:style style:name="T274" style:family="text">
      <style:text-properties style:font-name="Liberation Serif" fo:font-size="12pt" style:text-underline-style="none" fo:font-weight="normal" officeooo:rsid="014b3f33" style:font-size-asian="12pt" style:font-weight-asian="normal" style:font-size-complex="12pt" style:font-weight-complex="normal"/>
    </style:style>
    <style:style style:name="T275" style:family="text">
      <style:text-properties style:font-name="Liberation Serif" fo:font-size="12pt" style:text-underline-style="none" fo:font-weight="normal" officeooo:rsid="001c1f16" style:font-size-asian="12pt" style:font-weight-asian="normal" style:font-size-complex="12pt" style:font-weight-complex="normal"/>
    </style:style>
    <style:style style:name="T276" style:family="text">
      <style:text-properties style:font-name="Liberation Serif" fo:font-size="12pt" style:text-underline-style="none" fo:font-weight="normal" officeooo:rsid="00f8dda1" style:font-size-asian="12pt" style:font-weight-asian="normal" style:font-size-complex="12pt" style:font-weight-complex="normal"/>
    </style:style>
    <style:style style:name="T277" style:family="text">
      <style:text-properties style:font-name="Liberation Serif" fo:font-size="12pt" style:text-underline-style="none" fo:font-weight="normal" officeooo:rsid="020c03bb" style:font-size-asian="12pt" style:font-weight-asian="normal" style:font-size-complex="12pt" style:font-weight-complex="normal"/>
    </style:style>
    <style:style style:name="T278" style:family="text">
      <style:text-properties style:font-name="Liberation Serif" fo:font-size="12pt" style:text-underline-style="none" fo:font-weight="normal" officeooo:rsid="020b8151" style:font-name-asian="Noto Sans Mono CJK SC" style:font-size-asian="12pt" style:font-weight-asian="normal" style:font-name-complex="Liberation Mono" style:font-size-complex="12pt" style:font-weight-complex="normal"/>
    </style:style>
    <style:style style:name="T279" style:family="text">
      <style:text-properties officeooo:rsid="020e94cf"/>
    </style:style>
    <style:style style:name="T280" style:family="text">
      <style:text-properties officeooo:rsid="020f7e81"/>
    </style:style>
    <style:style style:name="T281" style:family="text">
      <style:text-properties officeooo:rsid="0210f4a3"/>
    </style:style>
    <style:style style:name="T282" style:family="text">
      <style:text-properties officeooo:rsid="00bde77d"/>
    </style:style>
    <style:style style:name="T283" style:family="text">
      <style:text-properties officeooo:rsid="00c349bd"/>
    </style:style>
    <style:style style:name="T284" style:family="text">
      <style:text-properties officeooo:rsid="01578934"/>
    </style:style>
    <style:style style:name="T285" style:family="text">
      <style:text-properties officeooo:rsid="0214e585"/>
    </style:style>
    <style:style style:name="T286" style:family="text">
      <style:text-properties officeooo:rsid="02197dbf"/>
    </style:style>
    <style:style style:name="T287" style:family="text">
      <style:text-properties officeooo:rsid="021ad1b1"/>
    </style:style>
    <style:style style:name="T288" style:family="text">
      <style:text-properties officeooo:rsid="021af67d"/>
    </style:style>
    <style:style style:name="T289" style:family="text">
      <style:text-properties officeooo:rsid="0220fafb"/>
    </style:style>
    <style:style style:name="T290" style:family="text">
      <style:text-properties officeooo:rsid="02225fcd"/>
    </style:style>
    <style:style style:name="T291" style:family="text">
      <style:text-properties officeooo:rsid="0223d65b"/>
    </style:style>
    <style:style style:name="T292" style:family="text">
      <style:text-properties officeooo:rsid="0224792d"/>
    </style:style>
    <style:style style:name="T293" style:family="text">
      <style:text-properties officeooo:rsid="0225bdf3"/>
    </style:style>
    <style:style style:name="T294" style:family="text">
      <style:text-properties officeooo:rsid="0226d62f"/>
    </style:style>
    <style:style style:name="T295" style:family="text">
      <style:text-properties officeooo:rsid="022cb957"/>
    </style:style>
    <style:style style:name="T296" style:family="text">
      <style:text-properties officeooo:rsid="02314e4a"/>
    </style:style>
    <style:style style:name="T297" style:family="text">
      <style:text-properties style:use-window-font-color="true"/>
    </style:style>
    <style:style style:name="T298" style:family="text">
      <style:text-properties officeooo:rsid="02399c41"/>
    </style:style>
    <style:style style:name="T299" style:family="text">
      <style:text-properties officeooo:rsid="023e8d5e"/>
    </style:style>
    <style:style style:name="T300" style:family="text">
      <style:text-properties officeooo:rsid="0247a218"/>
    </style:style>
    <style:style style:name="T301" style:family="text">
      <style:text-properties officeooo:rsid="024c9972"/>
    </style:style>
    <style:style style:name="T302" style:family="text">
      <style:text-properties officeooo:rsid="024d26c3"/>
    </style:style>
    <style:style style:name="T303" style:family="text">
      <style:text-properties officeooo:rsid="0250fd2a"/>
    </style:style>
    <style:style style:name="T304" style:family="text">
      <style:text-properties officeooo:rsid="0251885b"/>
    </style:style>
    <style:style style:name="T305" style:family="text">
      <style:text-properties officeooo:rsid="0254b520"/>
    </style:style>
    <style:style style:name="T306" style:family="text">
      <style:text-properties officeooo:rsid="025910fb"/>
    </style:style>
    <style:style style:name="T307" style:family="text">
      <style:text-properties fo:color="#c9211e" style:font-name="SFMono-Regular4" fo:font-size="9pt" style:font-name-complex="SFMono-Regular4"/>
    </style:style>
    <style:style style:name="T308" style:family="text">
      <style:text-properties fo:color="#c9211e" style:font-name="SFMono-Regular4" fo:font-size="9pt" style:font-name-complex="SFMono-Regular4" style:font-size-complex="15pt"/>
    </style:style>
    <style:style style:name="T309" style:family="text">
      <style:text-properties fo:color="#c9211e" style:font-name="SFMono-Regular4" fo:font-size="9pt" fo:font-weight="bold" style:font-weight-asian="bold" style:font-name-complex="SFMono-Regular4" style:font-size-complex="15pt" style:font-weight-complex="bold"/>
    </style:style>
    <style:style style:name="T310" style:family="text">
      <style:text-properties fo:color="#c9211e" style:font-name="SFMono-Regular4" fo:font-size="9pt" fo:font-weight="bold" style:font-weight-asian="bold" style:font-name-complex="SFMono-Regular4" style:font-weight-complex="bold"/>
    </style:style>
    <style:style style:name="T311" style:family="text">
      <style:text-properties fo:color="#c9211e" style:font-name="Lato" fo:font-size="9pt" style:font-name-complex="Lato" style:font-size-complex="16.5pt"/>
    </style:style>
    <style:style style:name="T312" style:family="text">
      <style:text-properties fo:color="#c9211e" style:font-name="Roboto Mono" fo:font-size="11pt" style:font-name-asian="Liberation Mono2" style:font-size-asian="11pt" style:font-name-complex="Roboto Mono" style:font-size-complex="11pt"/>
    </style:style>
    <style:style style:name="gr1" style:family="graphic">
      <style:graphic-properties draw:stroke="none" svg:stroke-color="#000000" draw:fill="solid" draw:fill-color="#cccccc" fo:min-height="4.3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cccccc" fo:min-height="1.4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solid" draw:fill-color="#cccccc" fo:min-height="1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solid" draw:fill-color="#cccccc" fo:min-height="5.8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solid" draw:fill-color="#cccccc" fo:min-height="1.4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solid" draw:fill-color="#cccccc" fo:min-height="1.9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solid" draw:fill-color="#cccccc" fo:min-height="2.2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solid" draw:fill-color="#cccccc" fo:min-height="2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34">PEC1 Desarrollo de una web</text:p>
      <text:p text:style-name="Standard"/>
      <text:p text:style-name="Standard"/>
      <text:p text:style-name="P22"/>
      <text:p text:style-name="P109"><text:span text:style-name="T157">DOCUMENTACIÓN DEL </text:span><text:span text:style-name="T156">PROCESO DE DESARROLLO</text:span></text:p>
      <text:p text:style-name="P119"/>
      <text:p text:style-name="P119"/>
      <text:p text:style-name="P98"><text:span text:style-name="T16">— Estructura de directorio</text:span><text:span text:style-name="T17">s</text:span><text:span text:style-name="T16"> y archivos </text:span><text:span text:style-name="T9">de la web</text:span><text:span text:style-name="T16">:</text:span></text:p>
      <text:p text:style-name="P22"/>
      <text:p text:style-name="P32"/>
      <text:p text:style-name="P32"><text:span text:style-name="T18">Ficheros</text:span><text:span text:style-name="T55"> en d</text:span><text:span text:style-name="T56">irectorio </text:span><text:span text:style-name="T58">raíz</text:span><text:span text:style-name="T57">:<text:tab/></text:span><text:span text:style-name="T9"><text:tab/>-</text:span>index.html</text:p>
      <text:p text:style-name="P32"><text:tab/><text:tab/><text:tab/><text:tab/><text:tab/>-categorias.html</text:p>
      <text:p text:style-name="P32"><text:tab/><text:tab/><text:tab/><text:tab/><text:tab/>-enlaces.html</text:p>
      <text:p text:style-name="P32"><text:tab/><text:tab/><text:tab/><text:tab/><text:tab/>-detalle-<text:span text:style-name="T207">xxxxx</text:span>.html <text:span text:style-name="T207">(6 diferentes)</text:span></text:p>
      <text:p text:style-name="P32"><text:tab/><text:tab/><text:tab/><text:tab/><text:tab/>-presentacion.html</text:p>
      <text:p text:style-name="P33"><text:tab/><text:tab/><text:tab/></text:p>
      <text:p text:style-name="P88"><text:tab/><text:tab/><text:tab/><text:tab/><text:tab/>-main.js</text:p>
      <text:p text:style-name="P88"><text:tab/><text:tab/></text:p>
      <text:p text:style-name="P35"><text:tab/><text:tab/><text:tab/><text:tab/><text:tab/>-package.json</text:p>
      <text:p text:style-name="P35"><text:tab/><text:tab/><text:tab/><text:tab/><text:tab/>-.<text:span text:style-name="T169">postcssrc</text:span></text:p>
      <text:p text:style-name="P35"><text:tab/><text:tab/><text:tab/><text:tab/><text:tab/>-<text:span text:style-name="T206">babel.config.json</text:span></text:p>
      <text:p text:style-name="P35"/>
      <text:p text:style-name="P35"/>
      <text:p text:style-name="P32"><text:span text:style-name="T19">Carpetas</text:span><text:span text:style-name="T208"> en directorio </text:span><text:span text:style-name="T209">raíz</text:span><text:span text:style-name="T208">:<text:tab/> <text:s/></text:span><text:tab/><text:span text:style-name="T169">img</text:span> <text:s/>==&gt; <text:s/><text:span text:style-name="T169">c</text:span>arpeta de imágenes <text:span text:style-name="T209">de la web.</text:span></text:p>
      <text:p text:style-name="P32"><text:tab/><text:tab/><text:tab/><text:tab/><text:tab/><text:span text:style-name="T169">css</text:span> ==&gt; <text:span text:style-name="T169">style.css</text:span></text:p>
      <text:p text:style-name="P32"><text:tab/><text:tab/><text:tab/><text:tab/><text:tab/><text:span text:style-name="T169">js</text:span> ==&gt; <text:span text:style-name="T169">functions.js</text:span></text:p>
      <text:p text:style-name="P32"><text:tab/><text:tab/><text:tab/><text:tab/><text:tab/><text:span text:style-name="T210">dist ==&gt; Ficheros de producción </text:span><text:span text:style-name="T211">de la web </text:span><text:span text:style-name="T210">a publicar en <text:tab/><text:tab/><text:tab/><text:tab/><text:tab/><text:tab/><text:tab/> <text:s text:c="2"/>internet.</text:span><text:tab/></text:p>
      <text:p text:style-name="P32"/>
      <text:p text:style-name="P76"/>
      <text:p text:style-name="P97">— IDE, npm y NodeJS. </text:p>
      <text:p text:style-name="P32"/>
      <text:p text:style-name="P114"/>
      <text:p text:style-name="P36"><text:span text:style-name="T44">El</text:span><text:span text:style-name="T6"> </text:span><text:span text:style-name="T5">IDE</text:span><text:span text:style-name="T43"> </text:span><text:span text:style-name="T71">utilizado </text:span><text:span text:style-name="T43">para </text:span><text:span text:style-name="T71">la realización de todo </text:span><text:span text:style-name="T43">el proyecto </text:span><text:span text:style-name="T71">es</text:span><text:span text:style-name="T43">:</text:span> <text:span text:style-name="T203">V</text:span><text:span text:style-name="T204">S</text:span><text:span text:style-name="T203">Code</text:span><text:span text:style-name="T2">.</text:span></text:p>
      <text:p text:style-name="P36"/>
      <text:p text:style-name="P36"/>
      <text:p text:style-name="P161">La version de NodeJS es:</text:p>
      <text:p text:style-name="P161"/>
      <text:p text:style-name="P161"><draw:frame text:anchor-type="paragraph" draw:z-index="6" draw:name="Forma2_7" draw:style-name="gr5" draw:text-style-name="P177" svg:width="18.283cm" svg:height="1.403cm" svg:x="-0.549cm" svg:y="0.118cm"><draw:text-box><text:p/><text:p><text:span text:style-name="T307"><text:tab/></text:span><text:span text:style-name="T307">node -v <text:s/>= <text:s text:c="2"/>v10.19.0</text:span></text:p></draw:text-box></draw:frame></text:p>
      <text:p text:style-name="P161"/>
      <text:p text:style-name="P161"/>
      <text:p text:style-name="P161"/>
      <text:p text:style-name="P75"><text:span text:style-name="T72"/></text:p>
      <text:p text:style-name="P75"><text:span text:style-name="T72"/></text:p>
      <text:p text:style-name="P75"><text:span text:style-name="T72"/></text:p>
      <text:p text:style-name="P75"><text:span text:style-name="T72"/></text:p>
      <text:p text:style-name="P75"><text:soft-page-break/><text:span text:style-name="T72">La versión</text:span><text:span text:style-name="T31"> del</text:span><text:span text:style-name="T2"> gestor de paquetes</text:span> <text:span text:style-name="T31">npm </text:span><text:span text:style-name="T253">es</text:span> :</text:p>
      <text:p text:style-name="P75"/>
      <text:p text:style-name="P75"/>
      <text:p text:style-name="P75"><draw:frame text:anchor-type="paragraph" draw:z-index="5" draw:name="Forma2_6" draw:style-name="gr5" draw:text-style-name="P177" svg:width="18.283cm" svg:height="1.403cm" svg:x="-0.496cm" svg:y="0.157cm"><draw:text-box><text:p/><text:p><text:span text:style-name="T307"><text:tab/></text:span><text:span text:style-name="T307">npm -v <text:s/>= <text:s text:c="2"/>v7.7.4</text:span></text:p></draw:text-box></draw:frame></text:p>
      <text:p text:style-name="P36"/>
      <text:p text:style-name="P36">node -v <text:s/><text:span text:style-name="T1">= <text:s/>v10.19.0</text:span></text:p>
      <text:p text:style-name="P36"/>
      <text:p text:style-name="P163"/>
      <text:p text:style-name="P170"/>
      <text:p text:style-name="P170"/>
      <text:p text:style-name="P172">— <text:span text:style-name="T300">Package.json</text:span></text:p>
      <text:p text:style-name="P170"/>
      <text:p text:style-name="P170"/>
      <text:p text:style-name="P37"><text:span text:style-name="T148">Creamos</text:span> <text:span text:style-name="T179">el fichero</text:span> <text:span text:style-name="T2">package.json</text:span> mediante el comando en el terminal de V<text:span text:style-name="T155">isualCode</text:span>:</text:p>
      <text:p text:style-name="P39"/>
      <text:p text:style-name="P38"/>
      <text:p text:style-name="P38"><draw:frame text:anchor-type="paragraph" draw:z-index="7" draw:name="Forma2_8" draw:style-name="gr5" draw:text-style-name="P177" svg:width="18.283cm" svg:height="1.403cm" svg:x="-0.496cm" svg:y="0.157cm"><draw:text-box><text:p/><text:p><text:span text:style-name="T307"><text:tab/></text:span><text:span text:style-name="T307">npm init</text:span></text:p></draw:text-box></draw:frame></text:p>
      <text:p text:style-name="P38"/>
      <text:p text:style-name="P38"/>
      <text:p text:style-name="P38"/>
      <text:p text:style-name="P38"/>
      <text:p text:style-name="P101">El terminal nos preguntará una serie de configuraciones básicas <text:span text:style-name="T252">para nuestro</text:span><text:span text:style-name="T180"> </text:span><text:span text:style-name="T10">package.json</text:span><text:span text:style-name="T180"> de nuestro proyecto. </text:span><text:span text:style-name="T164">A partir de </text:span><text:span text:style-name="T166">este punto</text:span><text:span text:style-name="T164"> </text:span><text:span text:style-name="T166">est</text:span><text:span text:style-name="T164">e fichero se irá ampliando mediante dependencias, scripts y distintas configuraciones </text:span><text:span text:style-name="T165">que mostrarán las características de nuestro proyecto</text:span><text:span text:style-name="T164">.</text:span></text:p>
      <text:p text:style-name="P23"/>
      <text:p text:style-name="P164"/>
      <text:p text:style-name="P24"/>
      <text:p text:style-name="P99"><text:span text:style-name="T20">— Module Bundler </text:span><text:span text:style-name="T26">(Parcel)</text:span></text:p>
      <text:p text:style-name="P25"/>
      <text:p text:style-name="P26"/>
      <text:p text:style-name="P24"><text:span text:style-name="T266">Definición: u</text:span><text:span text:style-name="T212">n</text:span> <text:span text:style-name="T2">module bundler</text:span> nos permite automatizar una serie de tareas <text:span text:style-name="T254">as</text:span>í como gestionar las dependencias que hemos <text:span text:style-name="T255">ido </text:span>instala<text:span text:style-name="T255">n</text:span>do con <text:span text:style-name="T181">nuestro</text:span> gestor de paquetes <text:span text:style-name="T11">npm</text:span><text:span text:style-name="T181">.</text:span><text:span text:style-name="T2"> </text:span><text:span text:style-name="T49">El module bundler que utilizaremos será</text:span> <text:span text:style-name="T11">Parcel</text:span><text:span text:style-name="T3"> </text:span><text:span text:style-name="T45">que</text:span><text:span text:style-name="T50">:</text:span></text:p>
      <text:p text:style-name="P27"/>
      <text:p text:style-name="P77"><text:span text:style-name="T158">1. En el entorno de </text:span><text:span text:style-name="T159">producción</text:span><text:span text:style-name="T158"> </text:span><text:span text:style-name="T167">lanzará el servidor</text:span><text:span text:style-name="T158"> y monitorizará los cambios </text:span><text:span text:style-name="T161">de código implementados </text:span><text:span text:style-name="T162">en VSCode </text:span><text:span text:style-name="T158">en los </text:span><text:span text:style-name="T161">ficheros</text:span><text:span text:style-name="T158"> </text:span><text:span text:style-name="T161">que forman la web</text:span><text:span text:style-name="T158"> por el desarrollador para refrescarlos aut</text:span><text:span text:style-name="T160">o</text:span><text:span text:style-name="T158">máticamente en el navegador.</text:span></text:p>
      <text:p text:style-name="P28"/>
      <text:p text:style-name="P28">2. Realizará tareas que compilen concatenen y minifiquen las hojas de estilos y los scripts, además de otros procesos de optimización sobre imágenes y demás assets <text:span text:style-name="T182">del proyecto</text:span>.</text:p>
      <text:p text:style-name="P28"/>
      <text:p text:style-name="P30"><text:span text:style-name="T2">Debemos instalarlo</text:span><text:span text:style-name="T38"> para beneficiarnos de las ventajas que aporta; </text:span><text:span text:style-name="T51">de forma</text:span><text:span text:style-name="T12"> local con</text:span><text:span text:style-name="T51"> el gestor de paquetes </text:span><text:span text:style-name="T12">npm</text:span><text:span text:style-name="T51"> </text:span><text:span text:style-name="T41">desde el terminal </text:span><text:span text:style-name="T46">de V</text:span><text:span text:style-name="T52">S</text:span><text:span text:style-name="T46">C</text:span><text:span text:style-name="T47">ode </text:span><text:span text:style-name="T59">con el comando</text:span><text:span text:style-name="T51">:</text:span></text:p>
      <text:p text:style-name="P29"/>
      <text:p text:style-name="P1"><text:span text:style-name="Source_20_Text"><text:span text:style-name="T87"/></text:span></text:p>
      <text:p text:style-name="P1"><draw:frame text:anchor-type="paragraph" draw:z-index="0" draw:name="Forma2" draw:style-name="gr5" draw:text-style-name="P177" svg:width="18.283cm" svg:height="1.403cm" svg:x="-0.496cm" svg:y="0.157cm"><draw:text-box><text:p/><text:p><text:span text:style-name="T307"><text:tab/></text:span><text:span text:style-name="T307">npm install parcel-bundler –save-dev</text:span></text:p></draw:text-box></draw:frame><text:span text:style-name="Source_20_Text"><text:span text:style-name="T87"/></text:span></text:p>
      <text:p text:style-name="P1"><text:span text:style-name="Source_20_Text"><text:span text:style-name="T87"/></text:span></text:p>
      <text:p text:style-name="P1"><text:span text:style-name="Source_20_Text"><text:span text:style-name="T87"/></text:span></text:p>
      <text:p text:style-name="P29"/>
      <text:p text:style-name="P23"/>
      <text:p text:style-name="P6"/>
      <text:p text:style-name="P5"><text:span text:style-name="T168">y </text:span><text:span text:style-name="T213">entonces una vez instalado </text:span><text:span text:style-name="T168">e</text:span>jecuta<text:span text:style-name="T183">ndo</text:span> <text:span text:style-name="T149">el </text:span><text:span text:style-name="T213">siguiente </text:span><text:span text:style-name="T149">comando </text:span><text:span text:style-name="T150">en el terminal</text:span><text:span text:style-name="T149">: </text:span></text:p>
      <text:p text:style-name="P5"/>
      <text:p text:style-name="P5"><text:soft-page-break/></text:p>
      <text:p text:style-name="P5"><draw:frame text:anchor-type="paragraph" draw:z-index="4" draw:name="Forma2_4" draw:style-name="gr5" draw:text-style-name="P177" svg:width="18.283cm" svg:height="1.403cm" svg:x="-0.496cm" svg:y="0.157cm"><draw:text-box><text:p/><text:p><text:span text:style-name="T307"><text:tab/></text:span><text:span text:style-name="T307">npm run build</text:span></text:p></draw:text-box></draw:frame></text:p>
      <text:p text:style-name="P5"/>
      <text:p text:style-name="P5"/>
      <text:p text:style-name="P5"/>
      <text:p text:style-name="P2"/>
      <text:p text:style-name="P2">ejecuta<text:span text:style-name="T183">mos</text:span> el script que llama a Parcel y ejecuta las tareas en el entorno de desarrollo.</text:p>
      <text:p text:style-name="P2"/>
      <text:p text:style-name="P132"><text:span text:style-name="T267">El comando</text:span><text:span text:style-name="T268"> anterior </text:span><text:span text:style-name="T269">compila el código de los archivos que encuentra en el directorio de trabajo que es PEC1 y genera un directorio de salida llamado </text:span><text:span text:style-name="T270">dist </text:span><text:span text:style-name="T271"><text:s/></text:span><text:span text:style-name="T272">donde</text:span><text:span text:style-name="T271"> guarda el resultado: ficheros de imágenes, HTML, CSS </text:span><text:span text:style-name="T273">y JS </text:span><text:span text:style-name="T274">que </text:span><text:span text:style-name="T278">integran</text:span><text:span text:style-name="T274"> la web</text:span><text:span text:style-name="T271">. </text:span><text:span text:style-name="T275">El fichero index.html </text:span><text:span text:style-name="T272">de este directorio </text:span><text:span text:style-name="T275">contiene </text:span><text:span text:style-name="T277">en sus rutas los nuevos nombres</text:span><text:span text:style-name="T275"> </text:span><text:span text:style-name="T277">de</text:span><text:span text:style-name="T275"> los ficheros generados </text:span><text:span text:style-name="T272">en este directorio </text:span><text:span text:style-name="T276">dist </text:span><text:span text:style-name="T277">a partir de los ficheros en el directorio de PEC1</text:span><text:span text:style-name="T275">.</text:span></text:p>
      <text:p text:style-name="P19"/>
      <text:p text:style-name="P19"/>
      <text:p text:style-name="P18"><text:span text:style-name="T73">Cada vez que se ejecuta </text:span><text:span text:style-name="T39">P</text:span><text:span text:style-name="T38">arcel genera una nueva versión de archivos listos para el entorno de </text:span><text:span text:style-name="T2">producción </text:span><text:span text:style-name="T36">o</text:span><text:span text:style-name="T13"> desarrollo </text:span><text:span text:style-name="T82">según el comando</text:span><text:span text:style-name="T2">, pero no elimina los antiguos </text:span><text:span text:style-name="T4">ocupando espacio en disco indefinidamente</text:span><text:span text:style-name="T38">, esto lo arreglamos realizando la instalación </text:span><text:span text:style-name="T40">de </text:span><text:span text:style-name="T74">la </text:span><text:span text:style-name="T40">dependencia </text:span><text:span text:style-name="T32">“</text:span><text:span text:style-name="T33">rimraf</text:span><text:span text:style-name="T32">”</text:span><text:span text:style-name="T40">. </text:span><text:span text:style-name="T75">La dependencia “npm-run-all” </text:span><text:span text:style-name="T82">también la instalamos y </text:span><text:span text:style-name="T75">tiene otro propósito.</text:span></text:p>
      <text:p text:style-name="P20"/>
      <text:p text:style-name="P20"/>
      <text:p text:style-name="P20"/>
      <text:p text:style-name="P19"><draw:frame text:anchor-type="paragraph" draw:z-index="1" draw:name="Forma2_0" draw:style-name="gr5" draw:text-style-name="P177" svg:width="18.283cm" svg:height="1.403cm" svg:x="-0.628cm" svg:y="0.009cm"><draw:text-box><text:p/><text:p><text:span text:style-name="T307"><text:tab/></text:span><text:span text:style-name="T307">npm install --save-dev rimraf npm-run-all</text:span></text:p></draw:text-box></draw:frame></text:p>
      <text:p text:style-name="P2"/>
      <text:p text:style-name="P2"/>
      <text:p text:style-name="P2"/>
      <text:p text:style-name="P2"/>
      <text:p text:style-name="P7"><text:span text:style-name="T152">A</text:span>ñadi<text:span text:style-name="T153">mos</text:span> los siguientes scripts <text:span text:style-name="T151">(</text:span><text:span text:style-name="T7">“parcel:dev”</text:span><text:span text:style-name="T151"> para el entorno de producción y </text:span><text:span text:style-name="T7">“parcel:build”</text:span><text:span text:style-name="T151"> para el entorno de desarrollo, </text:span><text:span text:style-name="T152">y </text:span><text:span text:style-name="T8">“clean”</text:span><text:span text:style-name="T151">)</text:span>: </text:p>
      <text:p text:style-name="P7"/>
      <text:p text:style-name="P3"/>
      <text:p text:style-name="P2"><draw:frame text:anchor-type="paragraph" draw:z-index="2" draw:name="Forma2_1" draw:style-name="gr8" draw:text-style-name="P177" svg:width="18.283cm" svg:height="2.005cm" svg:x="-0.628cm" svg:y="0.446cm"><draw:text-box><text:p/><text:p><text:span text:style-name="T307"><text:tab/></text:span><text:span text:style-name="T307">"parcel:dev": "parcel index.html",</text:span></text:p><text:p><text:span text:style-name="T307"><text:tab/></text:span><text:span text:style-name="T307">"parcel:build": "parcel build index.html",</text:span></text:p><text:p><text:span text:style-name="T307"><text:tab/></text:span><text:span text:style-name="T307">"clean": "rimraf dist .cache .cache-loader"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8">Y finalmente sustituimos la llamada y ejecución de los scripts de <text:span text:style-name="T2">build</text:span> y <text:span text:style-name="T2">dev </text:span><text:span text:style-name="T38">que teníamos </text:span><text:span text:style-name="T2">en el packge.json</text:span><text:span text:style-name="T38"> por estos nuevos </text:span><text:span text:style-name="T60">del cuadro gris de abajo </text:span><text:span text:style-name="T42">que llamarán a los scripts </text:span><text:span text:style-name="T53">del cuadro gris </text:span><text:span text:style-name="T76">de arriba </text:span><text:span text:style-name="T77">( npm-run-all ejecuta los dos scrips consecutivamente )</text:span><text:span text:style-name="T38">:</text:span></text:p>
      <text:p text:style-name="P21"/>
      <text:p text:style-name="P4"/>
      <text:p text:style-name="P2"><draw:frame text:anchor-type="paragraph" draw:z-index="3" draw:name="Forma2_2" draw:style-name="gr8" draw:text-style-name="P177" svg:width="18.283cm" svg:height="2.005cm" svg:x="-0.628cm" svg:y="0.446cm"><draw:text-box><text:p/><text:p><text:span text:style-name="T307"><text:tab/></text:span><text:span text:style-name="T307">"dev": "npm-run-all clean parcel:dev",</text:span></text:p><text:p><text:span text:style-name="T307"><text:tab/></text:span><text:span text:style-name="T307">"build": "npm-run-all clean parcel:build",</text:span></text:p><text:p><text:span text:style-name="T307"/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10"/>
      <text:p text:style-name="P10"><text:span text:style-name="T215">E</text:span><text:span text:style-name="T256">ntonces</text:span><text:span text:style-name="T186"> </text:span>cuando escribimos en nuestro terminal el comando <text:span text:style-name="T279">para ejecutar el script ‘build’</text:span>:</text:p>
      <text:p text:style-name="P10"><text:soft-page-break/></text:p>
      <text:p text:style-name="P10"/>
      <text:p text:style-name="P10"><draw:frame text:anchor-type="paragraph" draw:z-index="14" draw:name="Forma2_18" draw:style-name="gr5" draw:text-style-name="P177" svg:width="18.283cm" svg:height="1.403cm" svg:x="-0.628cm" svg:y="0.009cm"><draw:text-box><text:p/><text:p><text:span text:style-name="T307"><text:tab/></text:span><text:span text:style-name="T307">npm run build</text:span></text:p></draw:text-box></draw:frame></text:p>
      <text:p text:style-name="P10"/>
      <text:p text:style-name="P10"/>
      <text:p text:style-name="P10"/>
      <text:p text:style-name="P10"/>
      <text:p text:style-name="P10"><text:span text:style-name="T257">lo que ocurre </text:span>es lo siguiente:</text:p>
      <text:p text:style-name="P9"/>
      <text:p text:style-name="P9"><text:span text:style-name="T154"><text:tab/>- </text:span><text:span text:style-name="T185">E</text:span>jecuta <text:span text:style-name="T154">el script </text:span>“build”: <text:s/>“npm-run-all clean parcel:build” <text:span text:style-name="T185">y entonces:</text:span></text:p>
      <text:p text:style-name="P9"/>
      <text:p text:style-name="P12"><text:span text:style-name="T184"><text:tab/>- L</text:span>lama<text:span text:style-name="T154">rá</text:span> a npm-run-all <text:span text:style-name="T147">que ejecutar</text:span><text:span text:style-name="T154">á</text:span><text:span text:style-name="T147"> a </text:span><text:span text:style-name="T2">clean</text:span> (script que se ejecutará y borrará el directorio</text:p>
      <text:p text:style-name="P12"><text:tab/> ‘dist’ y la caché<text:span text:style-name="T147">)</text:span>.</text:p>
      <text:p text:style-name="P11"/>
      <text:p text:style-name="P13"><text:tab/>- <text:span text:style-name="T214">Y </text:span><text:span text:style-name="T258">se ejecutará</text:span> <text:span text:style-name="T280">el script </text:span>parcel:build que <text:span text:style-name="T146">hemos</text:span> definido <text:span text:style-name="T146">anteriormente </text:span><text:span text:style-name="T280">que </text:span><text:span text:style-name="T146">lo que hace es <text:tab/> <text:s/>crear el directorio dist con los nuevos ficheros generados </text:span><text:span text:style-name="T281">por Parcel</text:span><text:span text:style-name="T146">.</text:span></text:p>
      <text:p text:style-name="P11"/>
      <text:p text:style-name="P11"/>
      <text:p text:style-name="P17">Seguidamente ejecutamos el siguiente comando:</text:p>
      <text:p text:style-name="P15"/>
      <text:p text:style-name="P15"/>
      <text:p text:style-name="P14"><draw:frame text:anchor-type="paragraph" draw:z-index="8" draw:name="Forma2_9" draw:style-name="gr5" draw:text-style-name="P177" svg:width="18.283cm" svg:height="1.403cm" svg:x="-0.628cm" svg:y="0.009cm"><draw:text-box><text:p/><text:p><text:span text:style-name="T307"><text:tab/></text:span><text:span text:style-name="T307">npm run dev</text:span></text:p></draw:text-box></draw:frame></text:p>
      <text:p text:style-name="P14"/>
      <text:p text:style-name="P14"/>
      <text:p text:style-name="P11"/>
      <text:p text:style-name="P9"/>
      <text:p text:style-name="P15"><text:span text:style-name="T216">y </text:span>Parcel lanzará el servidor <text:span text:style-name="T187">con</text:span> dirección ‘localhost:1234’ <text:span text:style-name="T188">(normalmente)</text:span> <text:span text:style-name="T217">donde correrá nuestra web </text:span>y podremos ver en un navegador nuestr<text:span text:style-name="T189">o proyecto web </text:span><text:span text:style-name="T217">con la dirección indicada</text:span>.</text:p>
      <text:p text:style-name="P16"/>
      <text:p text:style-name="P16">En el directorio <text:span text:style-name="T2">‘dist’ </text:span><text:span text:style-name="T38"><text:s/></text:span><text:span text:style-name="T2">se encuentran los ficheros </text:span><text:span text:style-name="T21">de producción</text:span><text:span text:style-name="T54"> </text:span><text:span text:style-name="T38">que </text:span><text:span text:style-name="T48">se </text:span><text:span text:style-name="T78">visualizarán</text:span><text:span text:style-name="T48"> en </text:span><text:span text:style-name="T38">el navegador.</text:span></text:p>
      <text:p text:style-name="P15"/>
      <text:p text:style-name="P15"/>
      <text:p text:style-name="P15"/>
      <text:p text:style-name="P69">— Navegadores <text:span text:style-name="T259">antiguos </text:span>compatibles</text:p>
      <text:p text:style-name="P61"/>
      <text:p text:style-name="P61"/>
      <text:p text:style-name="P165"><text:span text:style-name="T124">Para indicar </text:span><text:span text:style-name="T126">al <text:s/>module bundler (Parcel) </text:span><text:span text:style-name="T125">qué</text:span><text:span text:style-name="T124"> navegadores serán compatibles </text:span><text:span text:style-name="T125">con</text:span><text:span text:style-name="T124"> nuestro proyecto</text:span><text:span text:style-name="T92"> lo podemos realizar mediante un fichero de configuración llamado .browserslistrc en el directorio raíz de nuestro </text:span><text:span text:style-name="T94">proyecto </text:span><text:span text:style-name="T93">y establecer </text:span><text:span text:style-name="T94">en él </text:span><text:span text:style-name="T93">las condiciones para especificar cuáles van a ser compatibles </text:span><text:span text:style-name="T94">o no;</text:span><text:span text:style-name="T93"> </text:span><text:span text:style-name="T92">o bien </text:span><text:span text:style-name="T124">mediante </text:span><text:span text:style-name="T132">nuestro package.json</text:span><text:span text:style-name="T93"> </text:span><text:span text:style-name="T94">de nuestro proyecto</text:span><text:span text:style-name="T93">. Hemos tomado la segunda opción porque es más recomendable</text:span><text:span text:style-name="T94">. </text:span></text:p>
      <text:p text:style-name="P165"><text:span text:style-name="T94"/></text:p>
      <text:p text:style-name="P165"><text:span text:style-name="T94"/></text:p>
      <text:p text:style-name="P130"><text:span text:style-name="T138">Para pode</text:span><text:span text:style-name="T139">r</text:span><text:span text:style-name="T138"> realizar una </text:span><text:span text:style-name="T143">consulta</text:span><text:span text:style-name="T138">, desde un </text:span><text:span text:style-name="T142">terminal</text:span><text:span text:style-name="T138">, </text:span><text:span text:style-name="T143">y saber cuáles </text:span><text:span text:style-name="T144">serán</text:span><text:span text:style-name="T143"> los</text:span><text:span text:style-name="T138"> </text:span><text:span text:style-name="T143">navegadores</text:span><text:span text:style-name="T138"> </text:span><text:span text:style-name="T143">concretos</text:span><text:span text:style-name="T138"> </text:span><text:span text:style-name="T143">compatibles</text:span><text:span text:style-name="T138"> con nuestro proyecto </text:span><text:span text:style-name="T141">web </text:span><text:span text:style-name="T140">realizamos la instalación del siguiente paquete</text:span><text:span text:style-name="T138">:</text:span></text:p>
      <text:p text:style-name="P129"><draw:frame text:anchor-type="paragraph" draw:z-index="10" draw:name="Forma2_12" draw:style-name="gr2" draw:text-style-name="P177" svg:width="18.283cm" svg:height="1.433cm" svg:x="-0.628cm" svg:y="0.446cm"><draw:text-box><text:p/><text:p><text:span text:style-name="T307"><text:tab/></text:span><text:span text:style-name="T307">npx browserlist</text:span></text:p></draw:text-box></draw:frame><text:span text:style-name="Emphasis"><text:span text:style-name="T170"/></text:span></text:p>
      <text:p text:style-name="P129"><text:span text:style-name="Emphasis"><text:span text:style-name="T170"/></text:span></text:p>
      <text:p text:style-name="P129"><text:span text:style-name="Emphasis"><text:span text:style-name="T170"/></text:span></text:p>
      <text:p text:style-name="P129"><text:soft-page-break/><text:span text:style-name="Emphasis"><text:span text:style-name="T170"/></text:span></text:p>
      <text:p text:style-name="P128">donde <text:span text:style-name="T2">npx </text:span>es un ejecutor de paquetes. <text:span text:style-name="T2">npx está preinstalado con npm desde la versión 5.2.0</text:span>.</text:p>
      <text:p text:style-name="P128">La diferencia entr<text:span text:style-name="T171">e</text:span> npm y npx es que para ejecutar un paquete usando <text:span text:style-name="T2">npm </text:span>debes especificar ese paquete en el archivo package.json; y en cambio con <text:span text:style-name="T2">npx </text:span>no hace falta especificarlo en el package.json sino que podemo<text:span text:style-name="T172">s</text:span> ejecutarlo estando instalado previamente en local (también se puede utilizar npx con una URL de internet, <text:span text:style-name="T175">osea con paquetes que no estén previamente instalados</text:span>).</text:p>
      <text:p text:style-name="P128"/>
      <text:p text:style-name="P128"><draw:frame text:anchor-type="paragraph" draw:z-index="11" draw:name="Forma2_13" draw:style-name="gr6" draw:text-style-name="P177" svg:width="18.283cm" svg:height="1.959cm" svg:x="-0.628cm" svg:y="-0.092cm"><draw:text-box><text:p/><text:p><text:span text:style-name="T311"><text:tab/></text:span><text:span text:style-name="T311">npx comprobará si </text:span><text:span text:style-name="T312">&lt;comando&gt;</text:span><text:span text:style-name="T311"> o </text:span><text:span text:style-name="T312">&lt;paquete&gt;</text:span><text:span text:style-name="T311"> existe en </text:span><text:span text:style-name="T312">$PATH</text:span><text:span text:style-name="T311">, o en los binarios</text:span></text:p><text:p><text:span text:style-name="T311"><text:tab/></text:span><text:span text:style-name="T311">del proyecto local, y si es así lo ejecutará.</text:span></text:p></draw:text-box></draw:frame></text:p>
      <text:p text:style-name="P128"/>
      <text:p text:style-name="P128"/>
      <text:p text:style-name="P61"/>
      <text:p text:style-name="P44">Y una vez tenemos el paquete listo para su uso ejecutamos desde el terminal <text:span text:style-name="T301">(con la ‘s’ de diferencia respecto el comando anterior)</text:span>:</text:p>
      <text:p text:style-name="P44"/>
      <text:p text:style-name="P44"/>
      <text:p text:style-name="P44"/>
      <text:p text:style-name="P44"/>
      <text:p text:style-name="P44"/>
      <text:p text:style-name="P44"><draw:frame text:anchor-type="paragraph" draw:z-index="12" draw:name="Forma2_14" draw:style-name="gr2" draw:text-style-name="P177" svg:width="18.283cm" svg:height="1.433cm" svg:x="-0.628cm" svg:y="-1.554cm"><draw:text-box><text:p/><text:p><text:span text:style-name="T307"><text:tab/></text:span><text:span text:style-name="T307">npx browser</text:span><text:span text:style-name="T310">s</text:span><text:span text:style-name="T307">list</text:span></text:p></draw:text-box></draw:frame></text:p>
      <text:p text:style-name="P44"/>
      <text:p text:style-name="P45">Y obtenemos la <text:span text:style-name="T2">lista de navegadores</text:span> <text:span text:style-name="T218">que </text:span><text:span text:style-name="T22">serán</text:span><text:span text:style-name="T218"> </text:span>compatibles <text:span text:style-name="T174">con nuestro proyecto </text:span><text:span text:style-name="T218">web </text:span><text:span text:style-name="T173">según </text:span><text:span text:style-name="T218">la</text:span><text:span text:style-name="T173"> configuración </text:span><text:span text:style-name="T218">que hemos establecido </text:span><text:span text:style-name="T302">en el package.json</text:span>: </text:p>
      <text:p text:style-name="P45"/>
      <text:p text:style-name="P46">and_chr 89, and_ff 86, and_qq 10.4, android 89, bb 10, bb 7,</text:p>
      <text:p text:style-name="P46"><text:s/></text:p>
      <text:p text:style-name="P46">chrome 89, chrome 88, chrome 87, chrome 86, chrome 85, chrome 84, chrome 83, chrome 81, </text:p>
      <text:p text:style-name="P46">chrome 80, chrome 79, chrome 78, chrome 77, chrome 76, chrome 75, chrome 74, </text:p>
      <text:p text:style-name="P46"/>
      <text:p text:style-name="P45">edge 89, edge 88, edge 87, edge 86, edge 85, edge 84, edge 83, edge 81, edge 80, edge 79,</text:p>
      <text:p text:style-name="P45"/>
      <text:p text:style-name="P45">firefox 87, firefox 86, firefox 85, firefox 84, firefox 83, firefox 82, firefox 81, firefox 80, firefox 79,</text:p>
      <text:p text:style-name="P45">firefox 78, firefox 77, firefox 76, firefox 75, firefox 74, firefox 73, firefox 72, firefox 71, firefox 70,</text:p>
      <text:p text:style-name="P46">firefox 69, firefox 68, firefox 67, </text:p>
      <text:p text:style-name="P46"/>
      <text:p text:style-name="P46">ie 10, ie 9, ie 8, ie 7, ie 6, ie 5.5, </text:p>
      <text:p text:style-name="P46"/>
      <text:p text:style-name="P46">ie_mob 11, ie_mob 10, </text:p>
      <text:p text:style-name="P46"/>
      <text:p text:style-name="P46">ios_saf 14.0-14.5, ios_saf 13.4-13.7, ios_saf 13.3, ios_saf 13.2, ios_saf 13.0-13.1, </text:p>
      <text:p text:style-name="P46"/>
      <text:p text:style-name="P46">node 15.10.0, node 14.16.0, node 12.21.0, node 10.24.0, </text:p>
      <text:p text:style-name="P46"/>
      <text:p text:style-name="P46">op_mob 62, op_mob 12.1, op_mob 12, op_mob 11.5, op_mob 11.1, op_mob 11, op_mob 10</text:p>
      <text:p text:style-name="P46"/>
      <text:p text:style-name="P45">opera 73, opera 72, opera 71, opera 70, opera 69, opera 68, opera 67, opera 66, opera 65, opera 64,</text:p>
      <text:p text:style-name="P46">opera 63, opera 62, </text:p>
      <text:p text:style-name="P46"/>
      <text:p text:style-name="P46"><text:soft-page-break/>safari 14, safari 13.1, safari 13, </text:p>
      <text:p text:style-name="P46"/>
      <text:p text:style-name="P46">samsung 13.0, samsung 12.0, samsung 11.1-11.2, samsung 10.1, samsung 4</text:p>
      <text:p text:style-name="P44"/>
      <text:p text:style-name="P43"/>
      <text:p text:style-name="P43"/>
      <text:p text:style-name="P166"><text:span text:style-name="T134">Observaciones: </text:span><text:span text:style-name="T120">El código de nuestro proyecto web </text:span><text:span text:style-name="T121">lo hemos </text:span><text:span text:style-name="T120">escrito con las últimas versiones que nos permiten los lenguajes de desarrollo web, y muchos navegadores no lo soportarían si no fuese por l</text:span><text:span text:style-name="T123">a introducción de los</text:span><text:span text:style-name="T120"> preprocesadores, que </text:span><text:span text:style-name="T122">algunos </text:span><text:span text:style-name="T120">ya vienen </text:span><text:span text:style-name="T121">pre</text:span><text:span text:style-name="T120">instalados </text:span><text:span text:style-name="T121">con</text:span><text:span text:style-name="T120"> Parcel. En los siguientes apartados hacemos hincapié.</text:span></text:p>
      <text:p text:style-name="P43"/>
      <text:p text:style-name="P79"><text:tab/></text:p>
      <text:p text:style-name="P95">— Preprocesador Javascript Babel </text:p>
      <text:p text:style-name="P94"/>
      <text:p text:style-name="P94"/>
      <text:p text:style-name="P83"><text:span text:style-name="T222">1. </text:span><text:span text:style-name="T221">Contexto</text:span></text:p>
      <text:p text:style-name="P89"/>
      <text:p text:style-name="P115">En el caso de Javascript las novedades del lenguaje vienen dadas por el standard ECMAScript, que ha sacado su sexta versión ES6 o también conocido como ECMAScript 2015.</text:p>
      <text:p text:style-name="P111"/>
      <text:p text:style-name="P116"><text:span text:style-name="T303">El c</text:span>ódigo en Javascript para ES6 puede representar un problema de compatibilidad con navegadores que no lo soporten y por eso, para facilitarnos las cosas, existen los <text:span text:style-name="T2">transpiladores </text:span><text:span text:style-name="T38">como </text:span><text:span text:style-name="T2">Babel</text:span><text:span text:style-name="T38">, por ejemplo, que convierten nuestro código ES6 a ES5 (versión más antigua </text:span><text:span text:style-name="T79">de JavaScript</text:span><text:span text:style-name="T38">) y <text:s/>poder ser compatible con todos los navegadores. </text:span></text:p>
      <text:p text:style-name="P112"/>
      <text:p text:style-name="P113">2. Babel</text:p>
      <text:p text:style-name="P110"/>
      <text:p text:style-name="P169">Parcel transpila <text:span text:style-name="T219">el </text:span>códig<text:span text:style-name="T198">o</text:span> <text:span text:style-name="T219">javascript </text:span><text:span text:style-name="T220">de ES6 a ES5 </text:span><text:span text:style-name="T219">de forma predeterminada </text:span><text:span text:style-name="T303">gracias a </text:span><text:span text:style-name="T286">la versión de Babel que </text:span><text:span text:style-name="T303">ya </text:span><text:span text:style-name="T286">viene instal</text:span><text:span text:style-name="T287">a</text:span><text:span text:style-name="T286">da.</text:span><text:span text:style-name="T219"> </text:span><text:span text:style-name="T287">La configuración de Babel es básica </text:span><text:span text:style-name="T303">en Parcel</text:span><text:span text:style-name="T287">. </text:span><text:span text:style-name="T286">M</text:span><text:span text:style-name="T219">ediante el preajuste establecido</text:span> @babel/preset-env <text:span text:style-name="T287">podemos modificar esta configuración básica junto con un fichero de configuración de babel en el directorio raíz </text:span><text:span text:style-name="T303">de nuestro proyecto</text:span>. </text:p>
      <text:p text:style-name="P169"/>
      <text:p text:style-name="P169"><text:span text:style-name="T223">La traducción del código </text:span><text:span text:style-name="T224">de </text:span><text:span text:style-name="T223">ES6 a ES5 la realizamos en local y el resultado lo guardamos en un directorio de local </text:span><text:span text:style-name="T288">(en nuestro caso dist)</text:span><text:span text:style-name="T223">, de </text:span><text:span text:style-name="T205">forma</text:span><text:span text:style-name="T223"> que al subir </text:span><text:span text:style-name="T224">el código </text:span><text:span text:style-name="T223">al servidor se sube de éste directorio </text:span><text:span text:style-name="T224">para ser</text:span><text:span text:style-name="T223"> entendible por todos los navegadores.</text:span></text:p>
      <text:p text:style-name="P78"/>
      <text:p text:style-name="P78"/>
      <text:p text:style-name="P89"><text:span text:style-name="T225">3</text:span>. Creamos <text:span text:style-name="T178">el </text:span>entorno de trabajo para transpilar <text:span text:style-name="T176">código javascript </text:span>ES6 <text:span text:style-name="T176">a ES5 </text:span>con Babel.</text:p>
      <text:p text:style-name="P89"/>
      <text:p text:style-name="P89"/>
      <text:p text:style-name="P90">Para poder trabajar con Babel lo instalamos en nuestro equipo de forma local mediante npm:</text:p>
      <text:p text:style-name="P90"/>
      <text:p text:style-name="P90"/>
      <text:p text:style-name="P90"><draw:frame text:anchor-type="paragraph" draw:z-index="18" draw:name="Forma2_16" draw:style-name="gr3" draw:text-style-name="P177" svg:width="18.283cm" svg:height="1.509cm" svg:x="-0.522cm" svg:y="0.24cm"><draw:text-box><text:p/><text:p><text:span text:style-name="T307"><text:tab/></text:span><text:span text:style-name="T307">npm install babel-preset-env --save-dev</text:span></text:p></draw:text-box></draw:frame></text:p>
      <text:p text:style-name="P90"/>
      <text:p text:style-name="P90"/>
      <text:p text:style-name="P90"/>
      <text:p text:style-name="P90"/>
      <text:p text:style-name="P90"/>
      <text:p text:style-name="P121">No está demás instalar:</text:p>
      <text:p text:style-name="P121"/>
      <text:p text:style-name="P121"><text:soft-page-break/></text:p>
      <text:p text:style-name="P121"><draw:frame text:anchor-type="paragraph" draw:z-index="19" draw:name="Forma2_19" draw:style-name="gr3" draw:text-style-name="P177" svg:width="18.283cm" svg:height="1.509cm" svg:x="-0.522cm" svg:y="0.24cm"><draw:text-box><text:p/><text:p><text:span text:style-name="T307"><text:tab/></text:span><text:span text:style-name="T307">npm install babel-cli --save-dev</text:span></text:p></draw:text-box></draw:frame></text:p>
      <text:p text:style-name="P121"/>
      <text:p text:style-name="P121"/>
      <text:p text:style-name="P121"/>
      <text:p text:style-name="P121"/>
      <text:p text:style-name="P121"/>
      <text:p text:style-name="P122">por si queremos ejecutar babel desde el terminal. <text:span text:style-name="T246">Y ahora instalamos: </text:span></text:p>
      <text:p text:style-name="P90"/>
      <text:p text:style-name="P90"/>
      <text:p text:style-name="P90"><draw:frame text:anchor-type="paragraph" draw:z-index="9" draw:name="Forma2_10" draw:style-name="gr7" draw:text-style-name="P177" svg:width="18.283cm" svg:height="2.267cm" svg:x="-0.575cm" svg:y="0.277cm"><draw:text-box><text:p/><text:p><text:span text:style-name="T307"><text:tab/></text:span><text:span text:style-name="T307">npm install --save-dev @babel/core @babel/cli @babel/preset-env</text:span></text:p><text:p><text:span text:style-name="T307"><text:tab/></text:span></text:p><text:p><text:span text:style-name="T307"><text:tab/></text:span><text:span text:style-name="T307">npm install --save @babel/polyfill</text:span></text:p></draw:text-box></draw:frame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102">- @babel /cli: <text:s/>es una herramienta que permite usar babel desde el terminal. <text:span text:style-name="T247">Así que e</text:span><text:span text:style-name="T228">n el terminal podemos escribir:</text:span></text:p>
      <text:p text:style-name="P102"/>
      <text:p text:style-name="P102"><draw:frame text:anchor-type="paragraph" draw:z-index="16" draw:name="Forma2_17" draw:style-name="gr2" draw:text-style-name="P177" svg:width="18.283cm" svg:height="1.433cm" svg:x="-0.575cm" svg:y="0.425cm"><draw:text-box><text:p/><text:p><text:span text:style-name="T307"><text:tab/></text:span><text:span text:style-name="T307">babel carpetaOrigenjs <text:s/>--out-dir <text:s text:c="2"/>carptetaDestinojs</text:span></text:p></draw:text-box></draw:frame></text:p>
      <text:p text:style-name="P102"/>
      <text:p text:style-name="P104">- <text:s/>@babel/core: la funcionalidad principal de Babel reside en este módulo, <text:span text:style-name="T196">es una biblioteca</text:span>.</text:p>
      <text:p text:style-name="P104"/>
      <text:p text:style-name="P81"/>
      <text:p text:style-name="P81"/>
      <text:p text:style-name="P123">Donde en Origen se encuetran los ficheros .js a transpilar y en destino los ficheros <text:span text:style-name="T260">resultado</text:span> ya a ES5.</text:p>
      <text:p text:style-name="P81"/>
      <text:p text:style-name="P81"><text:span text:style-name="T191">- </text:span><text:s/><text:span text:style-name="T192">@babel / preset-env: </text:span><text:span text:style-name="T14">A</text:span><text:span text:style-name="T15">juste preestablecido</text:span><text:span text:style-name="T193"> </text:span><text:span text:style-name="T199">que </text:span><text:span text:style-name="T193">incluirá </text:span><text:span text:style-name="T15">todos los complementos</text:span><text:span text:style-name="T193"> </text:span><text:span text:style-name="T199">para </text:span><text:span text:style-name="T193">traducir </text:span><text:span text:style-name="T226">de</text:span><text:span text:style-name="T193"> ES6 a ES5. Los ajustes preestablecidos t</text:span><text:span text:style-name="T304">i</text:span><text:span text:style-name="T193">ene</text:span><text:span text:style-name="T304">n</text:span><text:span text:style-name="T193"> opciones que </text:span><text:span text:style-name="T226">s</text:span><text:span text:style-name="T193">e pueden </text:span><text:span text:style-name="T304">configurar</text:span><text:span text:style-name="T193"> con ficheros de configuración o bien desde el terminal al ejecutar babel. </text:span></text:p>
      <text:p text:style-name="P81"/>
      <text:p text:style-name="P81">- <text:span text:style-name="T194">@babel/polyfill: </text:span><text:span text:style-name="T23">Gracias a este complemento podemos utilizar</text:span><text:span text:style-name="T195"> funciones como ‘Promise’ , métodos estáticos Array.from, Object.assign, </text:span><text:span text:style-name="T197">y </text:span><text:span text:style-name="T24">características Javascript muy avanzadas </text:span><text:span text:style-name="T25">de forma nativa </text:span><text:span text:style-name="T24">que Parcel no hace por defecto.</text:span></text:p>
      <text:p text:style-name="P91"/>
      <text:p text:style-name="P91"/>
      <text:p text:style-name="P100"><text:span text:style-name="T2">Observaciones:</text:span> <text:span text:style-name="T61">E</text:span><text:span text:style-name="T116">l preprocesador </text:span><text:span text:style-name="T117">Babel t</text:span><text:span text:style-name="T118">iene</text:span><text:span text:style-name="T117"> en cuenta la configuración de browserslist </text:span><text:span text:style-name="T119">de</text:span><text:span text:style-name="T118"> nuestro package.json</text:span><text:span text:style-name="T117"> a la hora de transformar código javascript, </text:span><text:span text:style-name="T118">para saber a qué navegadores va destinado el código que genera</text:span><text:span text:style-name="T117">.</text:span></text:p>
      <text:p text:style-name="P47"/>
      <text:p text:style-name="P47"/>
      <text:p text:style-name="P47"/>
      <text:p text:style-name="P47"/>
      <text:p text:style-name="P96">— ‘<text:span text:style-name="T305">Preprocesador’ </text:span>PostCSS</text:p>
      <text:p text:style-name="P91"/>
      <text:p text:style-name="P91"/>
      <text:p text:style-name="P82"><text:span text:style-name="T115">Parcel incorpora el preprocesador PostCSS. </text:span><text:span text:style-name="T201">PostCSS es una herramienta para transformar CSS </text:span><text:span text:style-name="T200">mediante</text:span><text:span text:style-name="T201"> plugins (como por ejemplo </text:span><text:span text:style-name="T229">los plugins: </text:span><text:span text:style-name="T201">autoprefixer, Preset Env y CSS Modules).</text:span></text:p>
      <text:p text:style-name="P92"/>
      <text:p text:style-name="P108"><text:soft-page-break/>Autoprefixer es un plugin de PostCSS que permite analizar código CSS estándar y añadir los “vendor prefixes de CSS” necesarios para garantizar que la funcionalidad se adapte lo mejor posible a navegadores antiguos.</text:p>
      <text:p text:style-name="P108"/>
      <text:p text:style-name="P31"><text:span text:style-name="T90">I</text:span><text:span text:style-name="T88">nstala</text:span><text:span text:style-name="T90">mos</text:span><text:span text:style-name="T88"> un</text:span><text:span text:style-name="T91">a</text:span><text:span text:style-name="T88"> versión espec</text:span><text:span text:style-name="T89">í</text:span><text:span text:style-name="T88">fica de autoprefixer </text:span><text:span text:style-name="T90">debido a una issue (problema) de compatibilidad entre versiones de Parcel1 y PostCSS8:</text:span></text:p>
      <text:p text:style-name="P42"/>
      <text:p text:style-name="P40"><draw:frame text:anchor-type="paragraph" draw:z-index="13" draw:name="Forma2_5" draw:style-name="gr2" draw:text-style-name="P177" svg:width="18.283cm" svg:height="1.433cm" svg:x="-0.628cm" svg:y="0.446cm"><draw:text-box><text:p/><text:p><text:span text:style-name="T308"><text:tab/></text:span><text:span text:style-name="T308">npm install --save-dev autoprefixer@9.8.6</text:span></text:p></draw:text-box></draw:frame></text:p>
      <text:p text:style-name="P40"/>
      <text:p text:style-name="P93"/>
      <text:p text:style-name="P93"/>
      <text:p text:style-name="P106"/>
      <text:p text:style-name="P106"/>
      <text:p text:style-name="P106"/>
      <text:p text:style-name="P106">Podemos configurar PostCSS con nuestro module Bundler Parcel mediante un fichero de configuración (<text:span text:style-name="T2">.postcssrc</text:span>).</text:p>
      <text:p text:style-name="P106"/>
      <text:p text:style-name="P107"><text:span text:style-name="T230">E</text:span><text:span text:style-name="T202">stos plugins </text:span><text:span text:style-name="T230">tendrán en cuenta l</text:span>os navegadores <text:span text:style-name="T230">que deberán ser </text:span>compatibles <text:span text:style-name="T230">con nuestro proyecto, <text:s/>definidos en browserlist de nuestro package.json</text:span><text:span text:style-name="T163">.</text:span></text:p>
      <text:p text:style-name="P93"/>
      <text:p text:style-name="P40"/>
      <text:p text:style-name="P67">— Dependencias <text:span text:style-name="T231">externas a</text:span>dicionales del proyecto</text:p>
      <text:p text:style-name="P41"/>
      <text:p text:style-name="P41"/>
      <text:p text:style-name="P48">Para la <text:span text:style-name="T261">visualización</text:span> de algunos iconos en la web hemos añadido una dependencia <text:span text:style-name="T177">en local</text:span>:</text:p>
      <text:p text:style-name="P48"/>
      <text:p text:style-name="P41"/>
      <text:p text:style-name="P41"><draw:frame text:anchor-type="paragraph" draw:z-index="15" draw:name="Forma2_3" draw:style-name="gr2" draw:text-style-name="P177" svg:width="18.283cm" svg:height="1.433cm" svg:x="-0.628cm" svg:y="0.446cm"><draw:text-box><text:p/><text:p><text:span text:style-name="T307"><text:tab/></text:span><text:span text:style-name="T307">npm install --save-dev @fortawesome/fontawesome-free</text:span></text:p></draw:text-box></draw:frame></text:p>
      <text:p text:style-name="P41"/>
      <text:p text:style-name="P41"/>
      <text:p text:style-name="P41"/>
      <text:p text:style-name="P41"/>
      <text:p text:style-name="P41"/>
      <text:p text:style-name="P49">Vemos que se ha creado la carpeta correspondiente a la dependencia en node_modules.</text:p>
      <text:p text:style-name="P73"/>
      <text:p text:style-name="P73"/>
      <text:p text:style-name="P73"/>
      <text:p text:style-name="P68">— Publicación de la web en Internet</text:p>
      <text:p text:style-name="P62"/>
      <text:p text:style-name="P62"/>
      <text:p text:style-name="P65"><text:span text:style-name="T235">— Subir ficheros a un repositorio </text:span><text:span text:style-name="T236">github</text:span>:</text:p>
      <text:p text:style-name="P50"/>
      <text:p text:style-name="P50"/>
      <text:p text:style-name="P84"><text:span text:style-name="T96">1. </text:span><text:span text:style-name="T95">Creamos un repositorio en GitHub </text:span><text:span text:style-name="T96">desde su web</text:span><text:span text:style-name="T95">. </text:span><text:span text:style-name="T96">Este paso lo vamos a obviar porque no tiene niguna dificultad.</text:span></text:p>
      <text:p text:style-name="P56"/>
      <text:p text:style-name="P57">Desde el terminal realizamos las siguientes acciones y/o comandos:</text:p>
      <text:p text:style-name="P57"/>
      <text:p text:style-name="P167"><text:span text:style-name="T96">1. No situamos en la carpeta ‘</text:span><text:span text:style-name="T111">PEC1</text:span><text:span text:style-name="T96">’ donde se encuentran </text:span><text:span text:style-name="T111">todos </text:span><text:span text:style-name="T96">los ficheros </text:span><text:span text:style-name="T111">que queremos subir al repositorio</text:span><text:span text:style-name="T96">.</text:span></text:p>
      <text:p text:style-name="P57"><text:soft-page-break/></text:p>
      <text:p text:style-name="P57">2. git init <text:s/>( Comando que inicializa un repositorio <text:span text:style-name="T290">local </text:span><text:span text:style-name="T289">de git</text:span> ).</text:p>
      <text:p text:style-name="P57"/>
      <text:p text:style-name="P57">3. git add . <text:s/>( Añade todos los ficheros del directorio actual ‘<text:span text:style-name="T290">PEC1</text:span>’ al repositorio local y los prepara <text:s/><text:tab/> <text:s text:c="8"/>para poder realizar el commit ). </text:p>
      <text:p text:style-name="P62"/>
      <text:p text:style-name="P52">4. git commit -m “version1.0.0” ( Hacemos commit de los fichero añadidos al repositorio local ). <text:tab/><text:tab/><text:tab/><text:tab/><text:tab/> <text:s text:c="3"/>( Puede ser que nos pida autentificación en local, <text:span text:style-name="T232">seguid los <text:tab/><text:tab/><text:tab/><text:tab/><text:tab/> <text:s text:c="5"/>pasos</text:span> ).</text:p>
      <text:p text:style-name="P51"/>
      <text:p text:style-name="P53">5. git branch -m main ( El commit anterior ha provocado la creación de una rama llamada master, <text:tab/><text:tab/><text:tab/> <text:s/>pero en nuestro repositorio remoto de GitHub la rama principal se denomina <text:tab/><text:tab/><text:tab/> <text:s/>‘main’ así que cambiamos el nombre de la rama en local para que coincidan <text:tab/><text:tab/><text:tab/> <text:s/>y no haya conflicto <text:span text:style-name="T291">con este comando</text:span>).</text:p>
      <text:p text:style-name="P53"/>
      <text:p text:style-name="P54">6. git remote add origin &lt;remote url&gt;</text:p>
      <text:p text:style-name="P54">(Asignamos la dirección de nuestro repositorio remoto que en nuestro caso es </text:p>
      <text:p text:style-name="P54">“<text:a xlink:type="simple" xlink:href="https://github.com/oscar1delguila/Herramientas1-PEC1.git" text:style-name="Internet_20_link" text:visited-style-name="Visited_20_Internet_20_Link">https://github.com/oscar1delguila/Herramientas1-PEC1.git</text:a>” <text:s/>a ‘origin’).</text:p>
      <text:p text:style-name="P54"/>
      <text:p text:style-name="P54"/>
      <text:p text:style-name="P54">7. git remote -v ( <text:span text:style-name="T233">C</text:span>omprobamos que realmente se ha asignado bien la dirección remota ).</text:p>
      <text:p text:style-name="P54"/>
      <text:p text:style-name="P54">8. git push origin main ( Subimos a nuestro repositorio remoto los ficheros de<text:span text:style-name="T292">sde</text:span> nuestro <text:tab/><text:tab/><text:tab/><text:tab/><text:tab/> <text:s text:c="2"/>repositorio local, <text:span text:style-name="T234">en la rama main</text:span>).</text:p>
      <text:p text:style-name="P53"/>
      <text:p text:style-name="P117"/>
      <text:p text:style-name="P118"><text:span text:style-name="T38">Observaciones:</text:span> Github pregunta si VSCode puede acceder a al cuenta y nos pide autentificación. </text:p>
      <text:p text:style-name="P80"><text:span text:style-name="Source_20_Text"><text:span text:style-name="T136"/></text:span></text:p>
      <text:p text:style-name="P80"><text:span text:style-name="Source_20_Text"><text:span text:style-name="T135"/></text:span></text:p>
      <text:p text:style-name="P80"><text:span text:style-name="Source_20_Text"><text:span text:style-name="T135"/></text:span></text:p>
      <text:p text:style-name="P66">— Publicar la web en internet mediante Netlify:</text:p>
      <text:p text:style-name="P66"/>
      <text:p text:style-name="P55"/>
      <text:p text:style-name="P55">1. Realizar una conexión entre el repositorio remoto en github y netlify.</text:p>
      <text:p text:style-name="P55"/>
      <text:p text:style-name="P140">2. </text:p>
      <text:p text:style-name="P55"/>
      <text:p text:style-name="P55"><text:span text:style-name="T293">3</text:span>. Deploy<text:span text:style-name="T238">ar</text:span> el p<text:span text:style-name="T237">royecto.</text:span></text:p>
      <text:p text:style-name="P55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/>
      <text:p text:style-name="P149"><text:soft-page-break/></text:p>
      <text:p text:style-name="P66"/>
      <text:p text:style-name="P70">JUSTIFICACIÓN DE LAS DECISIONES TOMADAS</text:p>
      <text:p text:style-name="P70"/>
      <text:p text:style-name="P70"/>
      <text:p text:style-name="P137">1. <text:span text:style-name="T2">Hemos creado en el package.json </text:span><text:span text:style-name="T27">el browserlist</text:span><text:span text:style-name="T239"> con las condiciones que indican los navegadores que deseamos que sean compatibles </text:span><text:span text:style-name="T27">para no tener que repetir estas condiciones en los distintos ficheros de configuración</text:span><text:span text:style-name="T239"> de </text:span><text:span text:style-name="T294">cada</text:span><text:span text:style-name="T239"> preprocesador que utilizamos. </text:span><text:span text:style-name="T282">Las condiciones que hemos añadido </text:span><text:span text:style-name="T283">a nuestro </text:span><text:span text:style-name="T284">browserlist</text:span><text:span text:style-name="T283"> </text:span><text:span text:style-name="T284">de nuestro </text:span><text:span text:style-name="T283">package.json son</text:span><text:span text:style-name="T282">:</text:span></text:p>
      <text:p text:style-name="P138"/>
      <text:p text:style-name="P175"/>
      <text:p text:style-name="P175"><draw:frame text:anchor-type="paragraph" draw:z-index="21" draw:name="Forma2_11" draw:style-name="gr1" draw:text-style-name="P177" svg:width="18.283cm" svg:height="4.335cm" svg:x="-0.628cm" svg:y="-0.159cm"><draw:text-box><text:p/><text:p><text:span text:style-name="T307"/></text:p><text:p><text:span text:style-name="T307"><text:tab/></text:span><text:span text:style-name="T307">”</text:span><text:span text:style-name="T307">last 2 years”, <text:s text:c="3"/>/*las últimas versiones de los navegadores lanzados en los dos últimos años. */</text:span></text:p><text:p><text:span text:style-name="T307"/></text:p><text:p><text:span text:style-name="T307"><text:s text:c="12"/>“</text:span><text:span text:style-name="T307">maintained node versions”, <text:s text:c="6"/>/* Todas las versiones de Node.js, Que aún reciben soporte por la */</text:span><text:span text:style-name="T307"><text:tab/></text:span><text:span text:style-name="T307"><text:tab/></text:span><text:span text:style-name="T307"><text:tab/></text:span><text:span text:style-name="T307"><text:tab/></text:span><text:span text:style-name="T307"><text:tab/></text:span><text:span text:style-name="T307"><text:tab/></text:span><text:span text:style-name="T307"> /* <text:s/>fundación de Node.js */</text:span></text:p><text:p><text:span text:style-name="T307"/></text:p><text:p><text:span text:style-name="T307"><text:s text:c="12"/>“</text:span><text:span text:style-name="T307">dead” /* navegadores sin soporte oficial o sin actualizaciones de hace más de dos años */ </text:span></text:p></draw:text-box></draw:frame></text:p>
      <text:p text:style-name="P175"/>
      <text:p text:style-name="P175"/>
      <text:p text:style-name="P175"/>
      <text:p text:style-name="P175"/>
      <text:p text:style-name="P175"/>
      <text:p text:style-name="P137"><text:span text:style-name="T285">Como vemos en el cuadro anterior nuestro proyecto será compatible con navegadores recientes y antiguos.</text:span></text:p>
      <text:p text:style-name="P176"/>
      <text:p text:style-name="P59"><text:span text:style-name="T306">2</text:span>. <text:span text:style-name="T2">Hemos instalado </text:span><text:span text:style-name="T29">@babel/polyfill</text:span> <text:span text:style-name="T2">para versiones futuras</text:span> <text:span text:style-name="T34">más complejas</text:span><text:span text:style-name="T263"> </text:span><text:span text:style-name="T2">de nuestro proyecto</text:span> que requieran <text:span text:style-name="T241">peticiones</text:span> a servidor <text:span text:style-name="T241">mediante funciones </text:span>nativas de javascript como por ejemplo ‘Promise.all’ para que sean compatibles con navegadores antiguos. </text:p>
      <text:p text:style-name="P58"/>
      <text:p text:style-name="P58"/>
      <text:p text:style-name="P60"><text:span text:style-name="T306">3</text:span>. <text:span text:style-name="T35">Hemos configurado un Preset</text:span><text:span text:style-name="T244"> relativo </text:span><text:span text:style-name="T264">a </text:span><text:span text:style-name="T244"><text:s/></text:span><text:span text:style-name="T245">@babel/polyfill </text:span><text:span text:style-name="T298">porque e</text:span><text:span text:style-name="T195">ste complemento es muy pesado en costes de tiempo y por eso en el fichero de configuración de Babel </text:span><text:span text:style-name="T227">(babel.config.json) </text:span><text:span text:style-name="T195">escribimos:</text:span></text:p>
      <text:p text:style-name="P60"/>
      <text:p text:style-name="P85"/>
      <text:p text:style-name="P85"/>
      <text:p text:style-name="P85"/>
      <text:p text:style-name="P85"/>
      <text:p text:style-name="P85"><draw:frame text:anchor-type="paragraph" draw:z-index="17" draw:name="Forma2_15" draw:style-name="gr4" draw:text-style-name="P177" svg:width="18.283cm" svg:height="5.852cm" svg:x="-1.078cm" svg:y="-1.078cm"><draw:text-box><text:p/><text:p><text:span text:style-name="T307"><text:tab/></text:span><text:span text:style-name="T307"> <text:s/></text:span><text:span text:style-name="T307">{</text:span></text:p><text:p><text:span text:style-name="T307"><text:tab/></text:span></text:p><text:p><text:span text:style-name="T307"><text:tab/></text:span><text:span text:style-name="T307"> <text:s text:c="8"/></text:span><text:span text:style-name="T307">"presets": [</text:span></text:p><text:p><text:span text:style-name="T307"><text:tab/></text:span><text:span text:style-name="T307"><text:tab/></text:span><text:span text:style-name="T307"> </text:span></text:p><text:p><text:span text:style-name="T307"><text:tab/></text:span><text:span text:style-name="T307"><text:tab/></text:span><text:span text:style-name="T307"> <text:s text:c="3"/></text:span><text:span text:style-name="T307">[</text:span></text:p><text:p><text:span text:style-name="T307"><text:tab/></text:span><text:span text:style-name="T307"><text:tab/></text:span><text:span text:style-name="T307"> <text:s text:c="7"/></text:span><text:span text:style-name="T307">"@babel/env",</text:span></text:p><text:p><text:span text:style-name="T307"><text:tab/></text:span><text:span text:style-name="T307"><text:tab/></text:span><text:span text:style-name="T307"> <text:s text:c="11"/></text:span><text:span text:style-name="T307">{</text:span></text:p><text:p><text:span text:style-name="T307"><text:tab/></text:span><text:span text:style-name="T307"><text:tab/></text:span><text:span text:style-name="T307"> <text:s text:c="13"/></text:span><text:span text:style-name="T307">"useBuiltIns": "usage"</text:span></text:p><text:p><text:span text:style-name="T307"><text:tab/></text:span><text:span text:style-name="T307"><text:tab/></text:span><text:span text:style-name="T307"> <text:s text:c="11"/></text:span><text:span text:style-name="T307">}</text:span></text:p><text:p><text:span text:style-name="T307"><text:tab/></text:span><text:span text:style-name="T307"> <text:s text:c="16"/></text:span><text:span text:style-name="T307">]</text:span></text:p><text:p><text:span text:style-name="T307"><text:tab/></text:span><text:span text:style-name="T307"> <text:s text:c="9"/></text:span><text:span text:style-name="T307">]</text:span></text:p><text:p><text:span text:style-name="T307"><text:tab/></text:span><text:span text:style-name="T307"> <text:s/></text:span><text:span text:style-name="T307">}</text:span><text:span text:style-name="T307"><text:tab/></text:span></text:p><text:p><text:span text:style-name="T307"/></text:p></draw:text-box></draw:frame></text:p>
      <text:p text:style-name="P85"/>
      <text:p text:style-name="P85"/>
      <text:h text:style-name="P131" text:outline-level="2"><text:a xlink:type="simple" xlink:href="https://babeljs.io/docs/en/usage#configuration" text:style-name="Internet_20_link" text:visited-style-name="Visited_20_Internet_20_Link"><text:span text:style-name="T145"/></text:a></text:h>
      <text:h text:style-name="P131" text:outline-level="2"><text:bookmark text:name="configuration"/><text:a xlink:type="simple" xlink:href="https://babeljs.io/docs/en/usage#configuration" text:style-name="Internet_20_link" text:visited-style-name="Visited_20_Internet_20_Link"><text:span text:style-name="T145"><text:line-break/></text:span></text:a><text:span text:style-name="T190"> </text:span></text:h>
      <text:p text:style-name="P105"/>
      <text:p text:style-name="P103"/>
      <text:p text:style-name="P171"/>
      <text:p text:style-name="P120"/>
      <text:p text:style-name="P120"><text:soft-page-break/><text:span text:style-name="T245">para que </text:span>Babel con est<text:span text:style-name="T295">e</text:span> <text:span text:style-name="T295">preset</text:span> <text:span text:style-name="T265">( useBuiltIns:usage) </text:span>inspeccion<text:span text:style-name="T245">e</text:span> todo el código en busca de características que falten en sus entornos de destino e incluirá <text:span text:style-name="T2">sol</text:span><text:span text:style-name="T30">amente</text:span><text:span text:style-name="T2"> los polyfills necesarios </text:span><text:span text:style-name="T37">en los ficheros resultados</text:span>.</text:p>
      <text:p text:style-name="P120"/>
      <text:p text:style-name="P141"/>
      <text:p text:style-name="P86"><text:span text:style-name="T97">5. Autoprefixer se puede usar para traducir CSS con </text:span><text:span text:style-name="T102">reglas que contengan la propiedad</text:span><text:span text:style-name="T97"> </text:span><text:span text:style-name="T102">g</text:span><text:span text:style-name="T97">rid (para diseños responsive) en </text:span><text:span text:style-name="T103">sintaxis </text:span><text:span text:style-name="T97">para IE10 y <text:s/>IE11., pero </text:span><text:span text:style-name="T103">Autoprefixer</text:span><text:span text:style-name="T97"> no funciona al 100% </text:span><text:span text:style-name="T100">bien </text:span><text:span text:style-name="T112">para esta propiedad </text:span><text:span text:style-name="T97">y por eso </text:span><text:span text:style-name="T128">el polyfill grid</text:span><text:span text:style-name="T103"> </text:span><text:span text:style-name="T97">está desactivado po</text:span><text:span text:style-name="T99">r</text:span><text:span text:style-name="T97"> defecto </text:span><text:span text:style-name="T114">en Autoprefixer</text:span><text:span text:style-name="T137">. </text:span><text:span text:style-name="T97">Lo activamos porque pensamos que mejor eso que nada y lo hacemos mediante el fichero oculto de configuración: </text:span><text:span text:style-name="T127">.postcssrc </text:span><text:span text:style-name="T98">añadiendo </text:span><text:span text:style-name="T101">(</text:span><text:span text:style-name="T129">‘grid:true’</text:span><text:span text:style-name="T101">)</text:span><text:span text:style-name="T98"> :</text:span></text:p>
      <text:p text:style-name="P133"/>
      <text:p text:style-name="P71"><draw:frame text:anchor-type="paragraph" draw:z-index="20" draw:name="Forma2_20" draw:style-name="gr2" draw:text-style-name="P177" svg:width="18.283cm" svg:height="1.433cm" svg:x="-0.628cm" svg:y="0.446cm"><draw:text-box><text:p/><text:p><text:span text:style-name="T308"><text:tab/></text:span><text:span text:style-name="T308">{ "plugins": { "autoprefixer": { </text:span><text:span text:style-name="T309">grid:true</text:span><text:span text:style-name="T308"> }} }</text:span></text:p></draw:text-box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2"><text:soft-page-break/>ANÁLISIS DE LOS RESULTADOS OBTENIDOS</text:p>
      <text:p text:style-name="P66"/>
      <text:p text:style-name="P66"/>
      <text:p text:style-name="P66"/>
      <text:p text:style-name="P64">1. <text:span text:style-name="T38">Si ponemos el valor grid:true de autoprefixer vemos que para la propiedad ‘grid’ de CSS:</text:span></text:p>
      <text:p text:style-name="P134"/>
      <text:p text:style-name="P134"/>
      <text:p text:style-name="P154">article div.container {</text:p>
      <text:p text:style-name="P124"/>
      <text:p text:style-name="P126">display: -ms-grid;</text:p>
      <text:p text:style-name="P124"/>
      <text:p text:style-name="P125">display: grid;</text:p>
      <text:p text:style-name="P124"/>
      <text:p text:style-name="P125">/*cuadricula flexible: repetimos hasta qeu sea posible 3 columnas con minimo ancho cada una en pixeles y</text:p>
      <text:p text:style-name="P125">y hasta ocupar el ancho posible */</text:p>
      <text:p text:style-name="P126">-ms-grid-columns: (minmax(120px, 1fr))[3];</text:p>
      <text:p text:style-name="P125">grid-template-columns: repeat(3, minmax(120px, 1fr));</text:p>
      <text:p text:style-name="P124"/>
      <text:p text:style-name="P125">/*separación entre imagen e imagen también en sesiones 2020 */</text:p>
      <text:p text:style-name="P125">grid-gap: 30px;</text:p>
      <text:p text:style-name="P125">text-align: left;</text:p>
      <text:p text:style-name="P125">}</text:p>
      <text:p text:style-name="P142"/>
      <text:p text:style-name="P142"/>
      <text:p text:style-name="P64"><text:span text:style-name="T249">A</text:span>utoprefixer <text:span text:style-name="T250">a</text:span>ñade la <text:s/>“propiedad:valor” en amarillo <text:span text:style-name="T38">y en VSCode nos da </text:span><text:span text:style-name="T62">16 </text:span><text:span text:style-name="T38">errores. </text:span><text:span text:style-name="T85">Al ejecutar de nuevo c</text:span><text:span text:style-name="T63">on ‘grid:false’ no </text:span><text:span text:style-name="T86">añade el código en amarillo</text:span><text:span text:style-name="T63"> </text:span><text:span text:style-name="T64">ni da errores en VSCode </text:span><text:span text:style-name="T80">en el</text:span><text:span text:style-name="T65"> fichero de estilos </text:span><text:span text:style-name="T66">de nuestro proyecto</text:span><text:span text:style-name="T63">.</text:span> <text:span text:style-name="T62">No obstante la web en el navegador en localhost:1234 se visualiza </text:span><text:span text:style-name="T81">correctamente</text:span><text:span text:style-name="T62"> en escritorio y móvil. </text:span></text:p>
      <text:p text:style-name="P136"/>
      <text:p text:style-name="P135"/>
      <text:p text:style-name="P87"><text:span text:style-name="T130">2.</text:span><text:span text:style-name="T104"> </text:span><text:span text:style-name="T105">El código</text:span><text:span text:style-name="T106"> Javascript </text:span><text:span text:style-name="T105">de </text:span><text:span text:style-name="T107">nuestro proyecto web </text:span><text:span text:style-name="T113">utiliza los estandares</text:span><text:span text:style-name="T106"> </text:span><text:span text:style-name="T113">de</text:span><text:span text:style-name="T106"> ES6 porque trabajamos con módulos: </text:span><text:span text:style-name="T105">e</text:span><text:span text:style-name="T106">xportamos e importamos funciones. </text:span><text:span text:style-name="T131">Babel ha realizado su transpilación si comparamos el código</text:span><text:span text:style-name="T108"> </text:span><text:span text:style-name="T109">que implementamos en VSCode al generado por Babel en el directorio ‘dist’. </text:span><text:span text:style-name="T107">Para </text:span><text:span text:style-name="T110">demostrar</text:span><text:span text:style-name="T107"> que realmente hace la transpilación podemos observar:</text:span></text:p>
      <text:p text:style-name="P157"/>
      <text:p text:style-name="P157"/>
      <text:p text:style-name="P155">var _default = {</text:p>
      <text:p text:style-name="P125">setValidateFormAndMessageWelcomeCallbacks: setValidateFormAndMessageWelcomeCallbacks</text:p>
      <text:p text:style-name="P125">};</text:p>
      <text:p text:style-name="P125">exports.default = _default;</text:p>
      <text:p text:style-name="P125">},{}],"main.js":[function(require,module,exports) {</text:p>
      <text:p text:style-name="P125">"use strict";</text:p>
      <text:p text:style-name="P124"/>
      <text:p text:style-name="P127">var _functions = _interopRequireDefault(require("./js/functions"));</text:p>
      <text:p text:style-name="P124"/>
      <text:p text:style-name="P125">function _interopRequireDefault(obj) { return obj &amp;&amp; obj.__esModule ? obj : { default: obj }; }</text:p>
      <text:p text:style-name="P124"/>
      <text:p text:style-name="P125">//Init basic functions</text:p>
      <text:p text:style-name="P125"><text:soft-page-break/>_functions.default.setValidateFormAndMessageWelcomeCallbacks();</text:p>
      <text:p text:style-name="P125">},{"./js/functions":"js/functions.js"}],"node_modules/parcel-bundler/src/builtins/hmr-runtime.js":[function(require,module,exports) {</text:p>
      <text:p text:style-name="P125">var global = arguments[3];</text:p>
      <text:p text:style-name="P125">var OVERLAY_ID = '__parcel__error__overlay__';</text:p>
      <text:p text:style-name="P125">var OldModule = module.bundle.Module;</text:p>
      <text:p text:style-name="P125"/>
      <text:p text:style-name="P158"/>
      <text:p text:style-name="P144"><text:span text:style-name="T68">En amarillo vemos que ‘requiere’</text:span><text:span text:style-name="T67"> </text:span><text:span text:style-name="T68">del fichero functions.js que he implementado para nuestro proyecto. La primitiva ‘</text:span><text:span text:style-name="T251">require</text:span><text:span text:style-name="T68">’ pertenece a ES5 de Javascript, mientras que ‘import’ y ‘export’ a ES6 </text:span><text:span text:style-name="T69">que es lo que utilizo en nuestro proyecto </text:span><text:span text:style-name="T70">web</text:span><text:span text:style-name="T68">. </text:span></text:p>
      <text:p text:style-name="P144"><text:span text:style-name="T68"/></text:p>
      <text:p text:style-name="P146"/>
      <text:p text:style-name="P146"><text:span text:style-name="T299">3</text:span>.<text:span text:style-name="T38"> Otro criterio por el cual </text:span><text:span text:style-name="T83">vemos que realmente Babel se ejecuta es que en </text:span><text:span text:style-name="T84">el </text:span><text:span text:style-name="T83"><text:s/>fichero</text:span><text:span text:style-name="T84"> main.js</text:span><text:span text:style-name="T83"> de producción del directorio </text:span><text:span text:style-name="T296">dist</text:span><text:span text:style-name="T83"> comenta </text:span><text:span text:style-name="T84">lo siguiente</text:span><text:span text:style-name="T83">:</text:span></text:p>
      <text:p text:style-name="P146"><text:span text:style-name="T83"/></text:p>
      <text:p text:style-name="P146"><text:span text:style-name="T83"/></text:p>
      <text:p text:style-name="P156"><text:span text:style-name="T248">// modules are defined as an array</text:span></text:p>
      <text:p text:style-name="P125">// [ module function, map of requires ]</text:p>
      <text:p text:style-name="P125">//</text:p>
      <text:p text:style-name="P125">// map of requires is short require name -&gt; numeric require</text:p>
      <text:p text:style-name="P125">//</text:p>
      <text:p text:style-name="P125">// anything defined in a previous bundle is accessed via the</text:p>
      <text:p text:style-name="P125">// orig method which is the require for previous bundles</text:p>
      <text:p text:style-name="P125"/>
      <text:p text:style-name="P125"/>
      <text:p text:style-name="P147"><text:span text:style-name="T83">Que los módulos los trata en un array.</text:span></text:p>
      <text:p text:style-name="P66"/>
      <text:p text:style-name="P66"/>
      <text:p text:style-name="P145"><text:span text:style-name="T299">4</text:span><text:span text:style-name="T251">.</text:span><text:span text:style-name="T68"> </text:span><text:span text:style-name="T38">En el fichero de configuración de Babel he puesto </text:span>el preset “debug:true”<text:span text:style-name="T38"> para ver los cambios que genera Babel en el código resultado relativo al Polyfill. Pero no he hayado nada en la consola. Pueda ser porque no ha generado ningún cambio, o por otro motivo que desconocemos.</text:span></text:p>
      <text:p text:style-name="P151"><text:s/></text:p>
      <text:p text:style-name="P7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ato" svg:font-family="Lato, sans-serif"/>
    <style:font-face style:name="Lohit Devanagari2" svg:font-family="'Lohit Devanagari'"/>
    <style:font-face style:name="Roboto Mono" svg:font-family="'Roboto Mono', monospace"/>
    <style:font-face style:name="Roboto" svg:font-family="Roboto, 'Trebuchet MS', 'Lucida Sans Unicode', 'Lucida Grande', 'Lucida Sans', Arial, sans-serif"/>
    <style:font-face style:name="SFMono-Regular4" svg:font-family="SFMono-Regular, Consolas"/>
    <style:font-face style:name="SFMono-Regular" svg:font-family="SFMono-Regular, Consolas, 'Liberation Mono', Menlo, Courier, monospace"/>
    <style:font-face style:name="SFMono-Regular2" svg:font-family="SFMono-Regular, Consolas, 'Liberation Mono', Menlo, monospace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Helvetica, Arial, sans-serif, 'Apple Color Emoji', 'Segoe UI Emoji', 'Segoe UI Symbol'"/>
    <style:font-face style:name="Liberation Mono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ato1" svg:font-family="Lato, sans-serif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Roboto Mono1" svg:font-family="'Roboto Mono', monospace" style:font-pitch="variable"/>
    <style:font-face style:name="SFMono-Regular1" svg:font-family="SFMono-Regular, Consolas" style:font-pitch="variable"/>
    <style:font-face style:name="Liberation Mono1" svg:font-family="'Liberation Mono', 'Courier New'" style:font-family-generic="modern" style:font-pitch="variable"/>
    <style:font-face style:name="Noto Serif CJK SC" svg:font-family="'Noto Serif CJK SC'" style:font-family-generic="modern" style:font-pitch="variable"/>
    <style:font-face style:name="Liberation Serif" svg:font-family="'Liberation Serif'" style:font-family-generic="roman" style:font-pitch="variable"/>
    <style:font-face style:name="SFMono-Regular3" svg:font-family="SFMono-Regular, Consolas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1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16:24:49.993052025</meta:creation-date>
    <dc:date>2021-04-16T14:42:13.467529173</dc:date>
    <meta:editing-duration>P1DT17H17M43S</meta:editing-duration>
    <meta:editing-cycles>559</meta:editing-cycles>
    <meta:generator>LibreOffice/6.4.6.2$Linux_X86_64 LibreOffice_project/40$Build-2</meta:generator>
    <meta:document-statistic meta:table-count="0" meta:image-count="0" meta:object-count="0" meta:page-count="13" meta:paragraph-count="166" meta:word-count="2510" meta:character-count="16416" meta:non-whitespace-character-count="13867"/>
  </office:meta>
</office:document-meta>
</file>